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1.88mm" svg:height="170.85mm" svg:x="189.44mm" svg:y="10.56mm">
            <loext:p draw:notify-on-update-of-ranges="Sheet1.F3:Sheet1.F200 Sheet1.H3:Sheet1.H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L cot theta</text:p>
          </table:table-cell>
          <table:table-cell office:value-type="string" calcext:value-type="string">
            <text:p>Spacin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PI()*[.D2]/([.B$1]-1)" office:value-type="float" office:value="0" calcext:value-type="float">
            <text:p>0</text:p>
          </table:table-cell>
          <table:table-cell table:formula="of:=[.B$2]*COT([.E2])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PI()*[.D3]/([.B$1]-1)" office:value-type="float" office:value="0.0164481290763864" calcext:value-type="float">
            <text:p>0.0164481291</text:p>
          </table:table-cell>
          <table:table-cell table:formula="of:=[.B$2]*COT([.E3])" office:value-type="float" office:value="364.750232715137" calcext:value-type="float">
            <text:p>364.7502327151</text:p>
          </table:table-cell>
          <table:table-cell table:formula="of:=[.F2]-[.F4]" office:value-type="string" office:string-value="" calcext:value-type="error">
            <text:p>#NUM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PI()*[.D4]/([.B$1]-1)" office:value-type="float" office:value="0.0328962581527727" calcext:value-type="float">
            <text:p>0.0328962582</text:p>
          </table:table-cell>
          <table:table-cell table:formula="of:=[.B$2]*COT([.E4])" office:value-type="float" office:value="182.325767519965" calcext:value-type="float">
            <text:p>182.32576752</text:p>
          </table:table-cell>
          <table:table-cell table:formula="of:=[.F3]-[.F5]" office:value-type="float" office:value="243.254560990716" calcext:value-type="float">
            <text:p>243.2545609907</text:p>
          </table:table-cell>
          <table:table-cell table:formula="of:=1/[.G4]" office:value-type="float" office:value="0.00411091983610604" calcext:value-type="float">
            <text:p>0.004110919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PI()*[.D5]/([.B$1]-1)" office:value-type="float" office:value="0.0493443872291591" calcext:value-type="float">
            <text:p>0.0493443872</text:p>
          </table:table-cell>
          <table:table-cell table:formula="of:=[.B$2]*COT([.E5])" office:value-type="float" office:value="121.495671724421" calcext:value-type="float">
            <text:p>121.4956717244</text:p>
          </table:table-cell>
          <table:table-cell table:formula="of:=[.F4]-[.F6]" office:value-type="float" office:value="91.2616081489971" calcext:value-type="float">
            <text:p>91.261608149</text:p>
          </table:table-cell>
          <table:table-cell table:formula="of:=1/[.G5]" office:value-type="float" office:value="0.0109575101763204" calcext:value-type="float">
            <text:p>0.010957510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PI()*[.D6]/([.B$1]-1)" office:value-type="float" office:value="0.0657925163055454" calcext:value-type="float">
            <text:p>0.0657925163</text:p>
          </table:table-cell>
          <table:table-cell table:formula="of:=[.B$2]*COT([.E6])" office:value-type="float" office:value="91.0641593709682" calcext:value-type="float">
            <text:p>91.064159371</text:p>
          </table:table-cell>
          <table:table-cell table:formula="of:=[.F5]-[.F7]" office:value-type="float" office:value="48.7036013145399" calcext:value-type="float">
            <text:p>48.7036013145</text:p>
          </table:table-cell>
          <table:table-cell table:formula="of:=1/[.G6]" office:value-type="float" office:value="0.0205323625565541" calcext:value-type="float">
            <text:p>0.020532362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PI()*[.D7]/([.B$1]-1)" office:value-type="float" office:value="0.0822406453819318" calcext:value-type="float">
            <text:p>0.0822406454</text:p>
          </table:table-cell>
          <table:table-cell table:formula="of:=[.B$2]*COT([.E7])" office:value-type="float" office:value="72.7920704098812" calcext:value-type="float">
            <text:p>72.7920704099</text:p>
          </table:table-cell>
          <table:table-cell table:formula="of:=[.F6]-[.F8]" office:value-type="float" office:value="30.4644769346741" calcext:value-type="float">
            <text:p>30.4644769347</text:p>
          </table:table-cell>
          <table:table-cell table:formula="of:=1/[.G7]" office:value-type="float" office:value="0.0328251163525416" calcext:value-type="float">
            <text:p>0.032825116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PI()*[.D8]/([.B$1]-1)" office:value-type="float" office:value="0.0986887744583181" calcext:value-type="float">
            <text:p>0.0986887745</text:p>
          </table:table-cell>
          <table:table-cell table:formula="of:=[.B$2]*COT([.E8])" office:value-type="float" office:value="60.5996824362941" calcext:value-type="float">
            <text:p>60.5996824363</text:p>
          </table:table-cell>
          <table:table-cell table:formula="of:=[.F7]-[.F9]" office:value-type="float" office:value="20.9106723302667" calcext:value-type="float">
            <text:p>20.9106723303</text:p>
          </table:table-cell>
          <table:table-cell table:formula="of:=1/[.G8]" office:value-type="float" office:value="0.047822469990722" calcext:value-type="float">
            <text:p>0.0478224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PI()*[.D9]/([.B$1]-1)" office:value-type="float" office:value="0.115136903534704" calcext:value-type="float">
            <text:p>0.1151369035</text:p>
          </table:table-cell>
          <table:table-cell table:formula="of:=[.B$2]*COT([.E9])" office:value-type="float" office:value="51.8813980796145" calcext:value-type="float">
            <text:p>51.8813980796</text:p>
          </table:table-cell>
          <table:table-cell table:formula="of:=[.F8]-[.F10]" office:value-type="float" office:value="15.2652655868185" calcext:value-type="float">
            <text:p>15.2652655868</text:p>
          </table:table-cell>
          <table:table-cell table:formula="of:=1/[.G9]" office:value-type="float" office:value="0.0655081953414224" calcext:value-type="float">
            <text:p>0.065508195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PI()*[.D10]/([.B$1]-1)" office:value-type="float" office:value="0.131585032611091" calcext:value-type="float">
            <text:p>0.1315850326</text:p>
          </table:table-cell>
          <table:table-cell table:formula="of:=[.B$2]*COT([.E10])" office:value-type="float" office:value="45.3344168494755" calcext:value-type="float">
            <text:p>45.3344168495</text:p>
          </table:table-cell>
          <table:table-cell table:formula="of:=[.F9]-[.F11]" office:value-type="float" office:value="11.6464389964861" calcext:value-type="float">
            <text:p>11.6464389965</text:p>
          </table:table-cell>
          <table:table-cell table:formula="of:=1/[.G10]" office:value-type="float" office:value="0.0858631552787692" calcext:value-type="float">
            <text:p>0.085863155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PI()*[.D11]/([.B$1]-1)" office:value-type="float" office:value="0.148033161687477" calcext:value-type="float">
            <text:p>0.1480331617</text:p>
          </table:table-cell>
          <table:table-cell table:formula="of:=[.B$2]*COT([.E11])" office:value-type="float" office:value="40.2349590831284" calcext:value-type="float">
            <text:p>40.2349590831</text:p>
          </table:table-cell>
          <table:table-cell table:formula="of:=[.F10]-[.F12]" office:value-type="float" office:value="9.18566132621791" calcext:value-type="float">
            <text:p>9.1856613262</text:p>
          </table:table-cell>
          <table:table-cell table:formula="of:=1/[.G11]" office:value-type="float" office:value="0.108865324388325" calcext:value-type="float">
            <text:p>0.108865324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PI()*[.D12]/([.B$1]-1)" office:value-type="float" office:value="0.164481290763863" calcext:value-type="float">
            <text:p>0.1644812908</text:p>
          </table:table-cell>
          <table:table-cell table:formula="of:=[.B$2]*COT([.E12])" office:value-type="float" office:value="36.1487555232576" calcext:value-type="float">
            <text:p>36.1487555233</text:p>
          </table:table-cell>
          <table:table-cell table:formula="of:=[.F11]-[.F13]" office:value-type="float" office:value="7.43550741264526" calcext:value-type="float">
            <text:p>7.4355074126</text:p>
          </table:table-cell>
          <table:table-cell table:formula="of:=1/[.G12]" office:value-type="float" office:value="0.134489812800044" calcext:value-type="float">
            <text:p>0.13448981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PI()*[.D13]/([.B$1]-1)" office:value-type="float" office:value="0.18092941984025" calcext:value-type="float">
            <text:p>0.1809294198</text:p>
          </table:table-cell>
          <table:table-cell table:formula="of:=[.B$2]*COT([.E13])" office:value-type="float" office:value="32.7994516704832" calcext:value-type="float">
            <text:p>32.7994516705</text:p>
          </table:table-cell>
          <table:table-cell table:formula="of:=[.F12]-[.F14]" office:value-type="float" office:value="6.14594556462129" calcext:value-type="float">
            <text:p>6.1459455646</text:p>
          </table:table-cell>
          <table:table-cell table:formula="of:=1/[.G13]" office:value-type="float" office:value="0.162708893120764" calcext:value-type="float">
            <text:p>0.162708893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PI()*[.D14]/([.B$1]-1)" office:value-type="float" office:value="0.197377548916636" calcext:value-type="float">
            <text:p>0.1973775489</text:p>
          </table:table-cell>
          <table:table-cell table:formula="of:=[.B$2]*COT([.E14])" office:value-type="float" office:value="30.0028099586363" calcext:value-type="float">
            <text:p>30.0028099586</text:p>
          </table:table-cell>
          <table:table-cell table:formula="of:=[.F13]-[.F15]" office:value-type="float" office:value="5.16817151456376" calcext:value-type="float">
            <text:p>5.1681715146</text:p>
          </table:table-cell>
          <table:table-cell table:formula="of:=1/[.G14]" office:value-type="float" office:value="0.193492030437076" calcext:value-type="float">
            <text:p>0.193492030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PI()*[.D15]/([.B$1]-1)" office:value-type="float" office:value="0.213825677993023" calcext:value-type="float">
            <text:p>0.213825678</text:p>
          </table:table-cell>
          <table:table-cell table:formula="of:=[.B$2]*COT([.E15])" office:value-type="float" office:value="27.6312801559194" calcext:value-type="float">
            <text:p>27.6312801559</text:p>
          </table:table-cell>
          <table:table-cell table:formula="of:=[.F14]-[.F16]" office:value-type="float" office:value="4.40905607964333" calcext:value-type="float">
            <text:p>4.4090560796</text:p>
          </table:table-cell>
          <table:table-cell table:formula="of:=1/[.G15]" office:value-type="float" office:value="0.226805915356127" calcext:value-type="float">
            <text:p>0.226805915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PI()*[.D16]/([.B$1]-1)" office:value-type="float" office:value="0.230273807069409" calcext:value-type="float">
            <text:p>0.2302738071</text:p>
          </table:table-cell>
          <table:table-cell table:formula="of:=[.B$2]*COT([.E16])" office:value-type="float" office:value="25.593753878993" calcext:value-type="float">
            <text:p>25.593753879</text:p>
          </table:table-cell>
          <table:table-cell table:formula="of:=[.F15]-[.F17]" office:value-type="float" office:value="3.80786285530692" calcext:value-type="float">
            <text:p>3.8078628553</text:p>
          </table:table-cell>
          <table:table-cell table:formula="of:=1/[.G16]" office:value-type="float" office:value="0.262614500048584" calcext:value-type="float">
            <text:p>0.262614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PI()*[.D17]/([.B$1]-1)" office:value-type="float" office:value="0.246721936145795" calcext:value-type="float">
            <text:p>0.2467219361</text:p>
          </table:table-cell>
          <table:table-cell table:formula="of:=[.B$2]*COT([.E17])" office:value-type="float" office:value="23.8234173006125" calcext:value-type="float">
            <text:p>23.8234173006</text:p>
          </table:table-cell>
          <table:table-cell table:formula="of:=[.F16]-[.F18]" office:value-type="float" office:value="3.32359478787225" calcext:value-type="float">
            <text:p>3.3235947879</text:p>
          </table:table-cell>
          <table:table-cell table:formula="of:=1/[.G17]" office:value-type="float" office:value="0.300879037254778" calcext:value-type="float">
            <text:p>0.300879037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PI()*[.D18]/([.B$1]-1)" office:value-type="float" office:value="0.263170065222182" calcext:value-type="float">
            <text:p>0.2631700652</text:p>
          </table:table-cell>
          <table:table-cell table:formula="of:=[.B$2]*COT([.E18])" office:value-type="float" office:value="22.2701590911208" calcext:value-type="float">
            <text:p>22.2701590911</text:p>
          </table:table-cell>
          <table:table-cell table:formula="of:=[.F17]-[.F19]" office:value-type="float" office:value="2.92775939135742" calcext:value-type="float">
            <text:p>2.9277593914</text:p>
          </table:table-cell>
          <table:table-cell table:formula="of:=1/[.G18]" office:value-type="float" office:value="0.341558122211799" calcext:value-type="float">
            <text:p>0.341558122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PI()*[.D19]/([.B$1]-1)" office:value-type="float" office:value="0.279618194298568" calcext:value-type="float">
            <text:p>0.2796181943</text:p>
          </table:table-cell>
          <table:table-cell table:formula="of:=[.B$2]*COT([.E19])" office:value-type="float" office:value="20.8956579092551" calcext:value-type="float">
            <text:p>20.8956579093</text:p>
          </table:table-cell>
          <table:table-cell table:formula="of:=[.F18]-[.F20]" office:value-type="float" office:value="2.60005169582396" calcext:value-type="float">
            <text:p>2.6000516958</text:p>
          </table:table-cell>
          <table:table-cell table:formula="of:=1/[.G19]" office:value-type="float" office:value="0.384607737456196" calcext:value-type="float">
            <text:p>0.384607737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PI()*[.D20]/([.B$1]-1)" office:value-type="float" office:value="0.296066323374954" calcext:value-type="float">
            <text:p>0.2960663234</text:p>
          </table:table-cell>
          <table:table-cell table:formula="of:=[.B$2]*COT([.E20])" office:value-type="float" office:value="19.6701073952968" calcext:value-type="float">
            <text:p>19.6701073953</text:p>
          </table:table-cell>
          <table:table-cell table:formula="of:=[.F19]-[.F21]" office:value-type="float" office:value="2.32568253304189" calcext:value-type="float">
            <text:p>2.325682533</text:p>
          </table:table-cell>
          <table:table-cell table:formula="of:=1/[.G20]" office:value-type="float" office:value="0.429981300453783" calcext:value-type="float">
            <text:p>0.429981300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PI()*[.D21]/([.B$1]-1)" office:value-type="float" office:value="0.312514452451341" calcext:value-type="float">
            <text:p>0.3125144525</text:p>
          </table:table-cell>
          <table:table-cell table:formula="of:=[.B$2]*COT([.E21])" office:value-type="float" office:value="18.5699753762132" calcext:value-type="float">
            <text:p>18.5699753762</text:p>
          </table:table-cell>
          <table:table-cell table:formula="of:=[.F20]-[.F22]" office:value-type="float" office:value="2.09367208671921" calcext:value-type="float">
            <text:p>2.0936720867</text:p>
          </table:table-cell>
          <table:table-cell table:formula="of:=1/[.G21]" office:value-type="float" office:value="0.477629714005024" calcext:value-type="float">
            <text:p>0.47762971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PI()*[.D22]/([.B$1]-1)" office:value-type="float" office:value="0.328962581527727" calcext:value-type="float">
            <text:p>0.3289625815</text:p>
          </table:table-cell>
          <table:table-cell table:formula="of:=[.B$2]*COT([.E22])" office:value-type="float" office:value="17.5764353085776" calcext:value-type="float">
            <text:p>17.5764353086</text:p>
          </table:table-cell>
          <table:table-cell table:formula="of:=[.F21]-[.F23]" office:value-type="float" office:value="1.89572949621925" calcext:value-type="float">
            <text:p>1.8957294962</text:p>
          </table:table-cell>
          <table:table-cell table:formula="of:=1/[.G22]" office:value-type="float" office:value="0.527501419371462" calcext:value-type="float">
            <text:p>0.527501419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PI()*[.D23]/([.B$1]-1)" office:value-type="float" office:value="0.345410710604113" calcext:value-type="float">
            <text:p>0.3454107106</text:p>
          </table:table-cell>
          <table:table-cell table:formula="of:=[.B$2]*COT([.E23])" office:value-type="float" office:value="16.6742458799939" calcext:value-type="float">
            <text:p>16.67424588</text:p>
          </table:table-cell>
          <table:table-cell table:formula="of:=[.F22]-[.F24]" office:value-type="float" office:value="1.72549913545706" calcext:value-type="float">
            <text:p>1.7254991355</text:p>
          </table:table-cell>
          <table:table-cell table:formula="of:=1/[.G23]" office:value-type="float" office:value="0.579542452065683" calcext:value-type="float">
            <text:p>0.579542452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PI()*[.D24]/([.B$1]-1)" office:value-type="float" office:value="0.3618588396805" calcext:value-type="float">
            <text:p>0.3618588397</text:p>
          </table:table-cell>
          <table:table-cell table:formula="of:=[.B$2]*COT([.E24])" office:value-type="float" office:value="15.8509361731205" calcext:value-type="float">
            <text:p>15.8509361731</text:p>
          </table:table-cell>
          <table:table-cell table:formula="of:=[.F23]-[.F25]" office:value-type="float" office:value="1.57804248502909" calcext:value-type="float">
            <text:p>1.578042485</text:p>
          </table:table-cell>
          <table:table-cell table:formula="of:=1/[.G24]" office:value-type="float" office:value="0.633696500244457" calcext:value-type="float">
            <text:p>0.633696500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PI()*[.D25]/([.B$1]-1)" office:value-type="float" office:value="0.378306968756886" calcext:value-type="float">
            <text:p>0.3783069688</text:p>
          </table:table-cell>
          <table:table-cell table:formula="of:=[.B$2]*COT([.E25])" office:value-type="float" office:value="15.0962033949648" calcext:value-type="float">
            <text:p>15.096203395</text:p>
          </table:table-cell>
          <table:table-cell table:formula="of:=[.F24]-[.F26]" office:value-type="float" office:value="1.44947499989305" calcext:value-type="float">
            <text:p>1.4494749999</text:p>
          </table:table-cell>
          <table:table-cell table:formula="of:=1/[.G25]" office:value-type="float" office:value="0.689904965641894" calcext:value-type="float">
            <text:p>0.689904965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PI()*[.D26]/([.B$1]-1)" office:value-type="float" office:value="0.394755097833272" calcext:value-type="float">
            <text:p>0.3947550978</text:p>
          </table:table-cell>
          <table:table-cell table:formula="of:=[.B$2]*COT([.E26])" office:value-type="float" office:value="14.4014611732275" calcext:value-type="float">
            <text:p>14.4014611732</text:p>
          </table:table-cell>
          <table:table-cell table:formula="of:=[.F25]-[.F27]" office:value-type="float" office:value="1.33670713405987" calcext:value-type="float">
            <text:p>1.3367071341</text:p>
          </table:table-cell>
          <table:table-cell table:formula="of:=1/[.G26]" office:value-type="float" office:value="0.748107026976642" calcext:value-type="float">
            <text:p>0.74810702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PI()*[.D27]/([.B$1]-1)" office:value-type="float" office:value="0.411203226909659" calcext:value-type="float">
            <text:p>0.4112032269</text:p>
          </table:table-cell>
          <table:table-cell table:formula="of:=[.B$2]*COT([.E27])" office:value-type="float" office:value="13.759496260905" calcext:value-type="float">
            <text:p>13.7594962609</text:p>
          </table:table-cell>
          <table:table-cell table:formula="of:=[.F26]-[.F28]" office:value-type="float" office:value="1.23725671093338" calcext:value-type="float">
            <text:p>1.2372567109</text:p>
          </table:table-cell>
          <table:table-cell table:formula="of:=1/[.G27]" office:value-type="float" office:value="0.80823970576454" calcext:value-type="float">
            <text:p>0.80823970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PI()*[.D28]/([.B$1]-1)" office:value-type="float" office:value="0.427651355986045" calcext:value-type="float">
            <text:p>0.427651356</text:p>
          </table:table-cell>
          <table:table-cell table:formula="of:=[.B$2]*COT([.E28])" office:value-type="float" office:value="13.1642044622941" calcext:value-type="float">
            <text:p>13.1642044623</text:p>
          </table:table-cell>
          <table:table-cell table:formula="of:=[.F27]-[.F29]" office:value-type="float" office:value="1.14911101940665" calcext:value-type="float">
            <text:p>1.1491110194</text:p>
          </table:table-cell>
          <table:table-cell table:formula="of:=1/[.G28]" office:value-type="float" office:value="0.870237934465513" calcext:value-type="float">
            <text:p>0.8702379345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PI()*[.D29]/([.B$1]-1)" office:value-type="float" office:value="0.444099485062431" calcext:value-type="float">
            <text:p>0.4440994851</text:p>
          </table:table-cell>
          <table:table-cell table:formula="of:=[.B$2]*COT([.E29])" office:value-type="float" office:value="12.6103852414983" calcext:value-type="float">
            <text:p>12.6103852415</text:p>
          </table:table-cell>
          <table:table-cell table:formula="of:=[.F28]-[.F30]" office:value-type="float" office:value="1.07062411950254" calcext:value-type="float">
            <text:p>1.0706241195</text:p>
          </table:table-cell>
          <table:table-cell table:formula="of:=1/[.G29]" office:value-type="float" office:value="0.934034626890942" calcext:value-type="float">
            <text:p>0.934034626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PI()*[.D30]/([.B$1]-1)" office:value-type="float" office:value="0.460547614138818" calcext:value-type="float">
            <text:p>0.4605476141</text:p>
          </table:table-cell>
          <table:table-cell table:formula="of:=[.B$2]*COT([.E30])" office:value-type="float" office:value="12.0935803427916" calcext:value-type="float">
            <text:p>12.0935803428</text:p>
          </table:table-cell>
          <table:table-cell table:formula="of:=[.F29]-[.F31]" office:value-type="float" office:value="1.00043944222927" calcext:value-type="float">
            <text:p>1.0004394422</text:p>
          </table:table-cell>
          <table:table-cell table:formula="of:=1/[.G30]" office:value-type="float" office:value="0.999560750795378" calcext:value-type="float">
            <text:p>0.999560750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PI()*[.D31]/([.B$1]-1)" office:value-type="float" office:value="0.476995743215204" calcext:value-type="float">
            <text:p>0.4769957432</text:p>
          </table:table-cell>
          <table:table-cell table:formula="of:=[.B$2]*COT([.E31])" office:value-type="float" office:value="11.609945799269" calcext:value-type="float">
            <text:p>11.6099457993</text:p>
          </table:table-cell>
          <table:table-cell table:formula="of:=[.F30]-[.F32]" office:value-type="float" office:value="0.937430803626654" calcext:value-type="float">
            <text:p>0.9374308036</text:p>
          </table:table-cell>
          <table:table-cell table:formula="of:=1/[.G31]" office:value-type="float" office:value="1.06674540257402" calcext:value-type="float">
            <text:p>1.066745402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PI()*[.D32]/([.B$1]-1)" office:value-type="float" office:value="0.49344387229159" calcext:value-type="float">
            <text:p>0.4934438723</text:p>
          </table:table-cell>
          <table:table-cell table:formula="of:=[.B$2]*COT([.E32])" office:value-type="float" office:value="11.1561495391649" calcext:value-type="float">
            <text:p>11.1561495392</text:p>
          </table:table-cell>
          <table:table-cell table:formula="of:=[.F31]-[.F33]" office:value-type="float" office:value="0.880656989570706" calcext:value-type="float">
            <text:p>0.8806569896</text:p>
          </table:table-cell>
          <table:table-cell table:formula="of:=1/[.G32]" office:value-type="float" office:value="1.13551588398506" calcext:value-type="float">
            <text:p>1.13551588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PI()*[.D33]/([.B$1]-1)" office:value-type="float" office:value="0.509892001367977" calcext:value-type="float">
            <text:p>0.5098920014</text:p>
          </table:table-cell>
          <table:table-cell table:formula="of:=[.B$2]*COT([.E33])" office:value-type="float" office:value="10.7292888096983" calcext:value-type="float">
            <text:p>10.7292888097</text:p>
          </table:table-cell>
          <table:table-cell table:formula="of:=[.F32]-[.F34]" office:value-type="float" office:value="0.829326455821558" calcext:value-type="float">
            <text:p>0.8293264558</text:p>
          </table:table-cell>
          <table:table-cell table:formula="of:=1/[.G33]" office:value-type="float" office:value="1.20579778081403" calcext:value-type="float">
            <text:p>1.205797780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PI()*[.D34]/([.B$1]-1)" office:value-type="float" office:value="0.526340130444363" calcext:value-type="float">
            <text:p>0.5263401304</text:p>
          </table:table-cell>
          <table:table-cell table:formula="of:=[.B$2]*COT([.E34])" office:value-type="float" office:value="10.3268230833433" calcext:value-type="float">
            <text:p>10.3268230833</text:p>
          </table:table-cell>
          <table:table-cell table:formula="of:=[.F33]-[.F35]" office:value-type="float" office:value="0.782769647347994" calcext:value-type="float">
            <text:p>0.7827696473</text:p>
          </table:table-cell>
          <table:table-cell table:formula="of:=1/[.G34]" office:value-type="float" office:value="1.27751504339492" calcext:value-type="float">
            <text:p>1.2775150434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PI()*[.D35]/([.B$1]-1)" office:value-type="float" office:value="0.54278825952075" calcext:value-type="float">
            <text:p>0.5427882595</text:p>
          </table:table-cell>
          <table:table-cell table:formula="of:=[.B$2]*COT([.E35])" office:value-type="float" office:value="9.94651916235034" calcext:value-type="float">
            <text:p>9.9465191624</text:p>
          </table:table-cell>
          <table:table-cell table:formula="of:=[.F34]-[.F36]" office:value-type="float" office:value="0.740417113250194" calcext:value-type="float">
            <text:p>0.7404171133</text:p>
          </table:table-cell>
          <table:table-cell table:formula="of:=1/[.G35]" office:value-type="float" office:value="1.35059006890092" calcext:value-type="float">
            <text:p>1.350590068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PI()*[.D36]/([.B$1]-1)" office:value-type="float" office:value="0.559236388597136" calcext:value-type="float">
            <text:p>0.5592363886</text:p>
          </table:table-cell>
          <table:table-cell table:formula="of:=[.B$2]*COT([.E36])" office:value-type="float" office:value="9.58640597009315" calcext:value-type="float">
            <text:p>9.5864059701</text:p>
          </table:table-cell>
          <table:table-cell table:formula="of:=[.F35]-[.F37]" office:value-type="float" office:value="0.701782070496448" calcext:value-type="float">
            <text:p>0.7017820705</text:p>
          </table:table-cell>
          <table:table-cell table:formula="of:=1/[.G36]" office:value-type="float" office:value="1.42494378531585" calcext:value-type="float">
            <text:p>1.42494378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PI()*[.D37]/([.B$1]-1)" office:value-type="float" office:value="0.575684517673522" calcext:value-type="float">
            <text:p>0.5756845177</text:p>
          </table:table-cell>
          <table:table-cell table:formula="of:=[.B$2]*COT([.E37])" office:value-type="float" office:value="9.24473709185389" calcext:value-type="float">
            <text:p>9.2447370919</text:p>
          </table:table-cell>
          <table:table-cell table:formula="of:=[.F36]-[.F38]" office:value-type="float" office:value="0.666446411905511" calcext:value-type="float">
            <text:p>0.6664464119</text:p>
          </table:table-cell>
          <table:table-cell table:formula="of:=1/[.G37]" office:value-type="float" office:value="1.50049573699525" calcext:value-type="float">
            <text:p>1.500495737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PI()*[.D38]/([.B$1]-1)" office:value-type="float" office:value="0.592132646749909" calcext:value-type="float">
            <text:p>0.5921326467</text:p>
          </table:table-cell>
          <table:table-cell table:formula="of:=[.B$2]*COT([.E38])" office:value-type="float" office:value="8.91995955818764" calcext:value-type="float">
            <text:p>8.9199595582</text:p>
          </table:table-cell>
          <table:table-cell table:formula="of:=[.F37]-[.F39]" office:value-type="float" office:value="0.634049402039345" calcext:value-type="float">
            <text:p>0.634049402</text:p>
          </table:table-cell>
          <table:table-cell table:formula="of:=1/[.G38]" office:value-type="float" office:value="1.57716417172482" calcext:value-type="float">
            <text:p>1.577164171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PI()*[.D39]/([.B$1]-1)" office:value-type="float" office:value="0.608580775826295" calcext:value-type="float">
            <text:p>0.6085807758</text:p>
          </table:table-cell>
          <table:table-cell table:formula="of:=[.B$2]*COT([.E39])" office:value-type="float" office:value="8.61068768981455" calcext:value-type="float">
            <text:p>8.6106876898</text:p>
          </table:table-cell>
          <table:table-cell table:formula="of:=[.F38]-[.F40]" office:value-type="float" office:value="0.604278486559217" calcext:value-type="float">
            <text:p>0.6042784866</text:p>
          </table:table-cell>
          <table:table-cell table:formula="of:=1/[.G39]" office:value-type="float" office:value="1.65486612918166" calcext:value-type="float">
            <text:p>1.654866129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PI()*[.D40]/([.B$1]-1)" office:value-type="float" office:value="0.625028904902681" calcext:value-type="float">
            <text:p>0.6250289049</text:p>
          </table:table-cell>
          <table:table-cell table:formula="of:=[.B$2]*COT([.E40])" office:value-type="float" office:value="8.31568107162842" calcext:value-type="float">
            <text:p>8.3156810716</text:p>
          </table:table-cell>
          <table:table-cell table:formula="of:=[.F39]-[.F41]" office:value-type="float" office:value="0.576861775141419" calcext:value-type="float">
            <text:p>0.5768617751</text:p>
          </table:table-cell>
          <table:table-cell table:formula="of:=1/[.G40]" office:value-type="float" office:value="1.73351753070282" calcext:value-type="float">
            <text:p>1.733517530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PI()*[.D41]/([.B$1]-1)" office:value-type="float" office:value="0.641477033979068" calcext:value-type="float">
            <text:p>0.641477034</text:p>
          </table:table-cell>
          <table:table-cell table:formula="of:=[.B$2]*COT([.E41])" office:value-type="float" office:value="8.03382591467313" calcext:value-type="float">
            <text:p>8.0338259147</text:p>
          </table:table-cell>
          <table:table-cell table:formula="of:=[.F40]-[.F42]" office:value-type="float" office:value="0.551561858461849" calcext:value-type="float">
            <text:p>0.5515618585</text:p>
          </table:table-cell>
          <table:table-cell table:formula="of:=1/[.G41]" office:value-type="float" office:value="1.81303327026405" calcext:value-type="float">
            <text:p>1.813033270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PI()*[.D42]/([.B$1]-1)" office:value-type="float" office:value="0.657925163055454" calcext:value-type="float">
            <text:p>0.6579251631</text:p>
          </table:table-cell>
          <table:table-cell table:formula="of:=[.B$2]*COT([.E42])" office:value-type="float" office:value="7.76411921316657" calcext:value-type="float">
            <text:p>7.7641192132</text:p>
          </table:table-cell>
          <table:table-cell table:formula="of:=[.F41]-[.F43]" office:value-type="float" office:value="0.528170695330864" calcext:value-type="float">
            <text:p>0.5281706953</text:p>
          </table:table-cell>
          <table:table-cell table:formula="of:=1/[.G42]" office:value-type="float" office:value="1.89332730657002" calcext:value-type="float">
            <text:p>1.893327306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PI()*[.D43]/([.B$1]-1)" office:value-type="float" office:value="0.67437329213184" calcext:value-type="float">
            <text:p>0.6743732921</text:p>
          </table:table-cell>
          <table:table-cell table:formula="of:=[.B$2]*COT([.E43])" office:value-type="float" office:value="7.50565521934226" calcext:value-type="float">
            <text:p>7.5056552193</text:p>
          </table:table-cell>
          <table:table-cell table:formula="of:=[.F42]-[.F44]" office:value-type="float" office:value="0.5065053633886" calcext:value-type="float">
            <text:p>0.5065053634</text:p>
          </table:table-cell>
          <table:table-cell table:formula="of:=1/[.G43]" office:value-type="float" office:value="1.9743127561569" calcext:value-type="float">
            <text:p>1.974312756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PI()*[.D44]/([.B$1]-1)" office:value-type="float" office:value="0.690821421208227" calcext:value-type="float">
            <text:p>0.6908214212</text:p>
          </table:table-cell>
          <table:table-cell table:formula="of:=[.B$2]*COT([.E44])" office:value-type="float" office:value="7.25761384977797" calcext:value-type="float">
            <text:p>7.2576138498</text:p>
          </table:table-cell>
          <table:table-cell table:formula="of:=[.F43]-[.F45]" office:value-type="float" office:value="0.486404510587491" calcext:value-type="float">
            <text:p>0.4864045106</text:p>
          </table:table-cell>
          <table:table-cell table:formula="of:=1/[.G44]" office:value-type="float" office:value="2.05590198740587" calcext:value-type="float">
            <text:p>2.0559019874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PI()*[.D45]/([.B$1]-1)" office:value-type="float" office:value="0.707269550284613" calcext:value-type="float">
            <text:p>0.7072695503</text:p>
          </table:table-cell>
          <table:table-cell table:formula="of:=[.B$2]*COT([.E45])" office:value-type="float" office:value="7.01925070875477" calcext:value-type="float">
            <text:p>7.0192507088</text:p>
          </table:table-cell>
          <table:table-cell table:formula="of:=[.F44]-[.F46]" office:value-type="float" office:value="0.467725378415688" calcext:value-type="float">
            <text:p>0.4677253784</text:p>
          </table:table-cell>
          <table:table-cell table:formula="of:=1/[.G45]" office:value-type="float" office:value="2.13800671536633" calcext:value-type="float">
            <text:p>2.138006715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PI()*[.D46]/([.B$1]-1)" office:value-type="float" office:value="0.723717679360999" calcext:value-type="float">
            <text:p>0.7237176794</text:p>
          </table:table-cell>
          <table:table-cell table:formula="of:=[.B$2]*COT([.E46])" office:value-type="float" office:value="6.78988847136228" calcext:value-type="float">
            <text:p>6.7898884714</text:p>
          </table:table-cell>
          <table:table-cell table:formula="of:=[.F45]-[.F47]" office:value-type="float" office:value="0.450341293951301" calcext:value-type="float">
            <text:p>0.450341294</text:p>
          </table:table-cell>
          <table:table-cell table:formula="of:=1/[.G46]" office:value-type="float" office:value="2.22053809728614" calcext:value-type="float">
            <text:p>2.220538097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PI()*[.D47]/([.B$1]-1)" office:value-type="float" office:value="0.740165808437386" calcext:value-type="float">
            <text:p>0.7401658084</text:p>
          </table:table-cell>
          <table:table-cell table:formula="of:=[.B$2]*COT([.E47])" office:value-type="float" office:value="6.56890941480347" calcext:value-type="float">
            <text:p>6.5689094148</text:p>
          </table:table-cell>
          <table:table-cell table:formula="of:=[.F46]-[.F48]" office:value-type="float" office:value="0.434139548220711" calcext:value-type="float">
            <text:p>0.4341395482</text:p>
          </table:table-cell>
          <table:table-cell table:formula="of:=1/[.G47]" office:value-type="float" office:value="2.30340682874534" calcext:value-type="float">
            <text:p>2.303406828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PI()*[.D48]/([.B$1]-1)" office:value-type="float" office:value="0.756613937513772" calcext:value-type="float">
            <text:p>0.7566139375</text:p>
          </table:table-cell>
          <table:table-cell table:formula="of:=[.B$2]*COT([.E48])" office:value-type="float" office:value="6.35574892314157" calcext:value-type="float">
            <text:p>6.3557489231</text:p>
          </table:table-cell>
          <table:table-cell table:formula="of:=[.F47]-[.F49]" office:value-type="float" office:value="0.419019594327832" calcext:value-type="float">
            <text:p>0.4190195943</text:p>
          </table:table-cell>
          <table:table-cell table:formula="of:=1/[.G48]" office:value-type="float" office:value="2.38652324028938" calcext:value-type="float">
            <text:p>2.386523240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PI()*[.D49]/([.B$1]-1)" office:value-type="float" office:value="0.773062066590158" calcext:value-type="float">
            <text:p>0.7730620666</text:p>
          </table:table-cell>
          <table:table-cell table:formula="of:=[.B$2]*COT([.E49])" office:value-type="float" office:value="6.14988982047564" calcext:value-type="float">
            <text:p>6.1498898205</text:p>
          </table:table-cell>
          <table:table-cell table:formula="of:=[.F48]-[.F50]" office:value-type="float" office:value="0.404891511443046" calcext:value-type="float">
            <text:p>0.4048915114</text:p>
          </table:table-cell>
          <table:table-cell table:formula="of:=1/[.G49]" office:value-type="float" office:value="2.46979739445751" calcext:value-type="float">
            <text:p>2.4697973945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PI()*[.D50]/([.B$1]-1)" office:value-type="float" office:value="0.789510195666545" calcext:value-type="float">
            <text:p>0.7895101957</text:p>
          </table:table-cell>
          <table:table-cell table:formula="of:=[.B$2]*COT([.E50])" office:value-type="float" office:value="5.95085741169853" calcext:value-type="float">
            <text:p>5.9508574117</text:p>
          </table:table-cell>
          <table:table-cell table:formula="of:=[.F49]-[.F51]" office:value-type="float" office:value="0.391674690756735" calcext:value-type="float">
            <text:p>0.3916746908</text:p>
          </table:table-cell>
          <table:table-cell table:formula="of:=1/[.G50]" office:value-type="float" office:value="2.55313918310103" calcext:value-type="float">
            <text:p>2.55313918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PI()*[.D51]/([.B$1]-1)" office:value-type="float" office:value="0.805958324742931" calcext:value-type="float">
            <text:p>0.8059583247</text:p>
          </table:table-cell>
          <table:table-cell table:formula="of:=[.B$2]*COT([.E51])" office:value-type="float" office:value="5.7582151297189" calcext:value-type="float">
            <text:p>5.7582151297</text:p>
          </table:table-cell>
          <table:table-cell table:formula="of:=[.F50]-[.F52]" office:value-type="float" office:value="0.379296707492431" calcext:value-type="float">
            <text:p>0.3792967075</text:p>
          </table:table-cell>
          <table:table-cell table:formula="of:=1/[.G51]" office:value-type="float" office:value="2.63645842488616" calcext:value-type="float">
            <text:p>2.6364584249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PI()*[.D52]/([.B$1]-1)" office:value-type="float" office:value="0.822406453819318" calcext:value-type="float">
            <text:p>0.8224064538</text:p>
          </table:table-cell>
          <table:table-cell table:formula="of:=[.B$2]*COT([.E52])" office:value-type="float" office:value="5.57156070420609" calcext:value-type="float">
            <text:p>5.5715607042</text:p>
          </table:table-cell>
          <table:table-cell table:formula="of:=[.F51]-[.F53]" office:value-type="float" office:value="0.367692349480563" calcext:value-type="float">
            <text:p>0.3676923495</text:p>
          </table:table-cell>
          <table:table-cell table:formula="of:=1/[.G52]" office:value-type="float" office:value="2.71966496287643" calcext:value-type="float">
            <text:p>2.719664962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PI()*[.D53]/([.B$1]-1)" office:value-type="float" office:value="0.838854582895704" calcext:value-type="float">
            <text:p>0.8388545829</text:p>
          </table:table-cell>
          <table:table-cell table:formula="of:=[.B$2]*COT([.E53])" office:value-type="float" office:value="5.39052278023834" calcext:value-type="float">
            <text:p>5.3905227802</text:p>
          </table:table-cell>
          <table:table-cell table:formula="of:=[.F52]-[.F54]" office:value-type="float" office:value="0.356802777954716" calcext:value-type="float">
            <text:p>0.356802778</text:p>
          </table:table-cell>
          <table:table-cell table:formula="of:=1/[.G53]" office:value-type="float" office:value="2.80266876208827" calcext:value-type="float">
            <text:p>2.80266876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PI()*[.D54]/([.B$1]-1)" office:value-type="float" office:value="0.85530271197209" calcext:value-type="float">
            <text:p>0.855302712</text:p>
          </table:table-cell>
          <table:table-cell table:formula="of:=[.B$2]*COT([.E54])" office:value-type="float" office:value="5.21475792625138" calcext:value-type="float">
            <text:p>5.2147579263</text:p>
          </table:table-cell>
          <table:table-cell table:formula="of:=[.F53]-[.F55]" office:value-type="float" office:value="0.346574800408774" calcext:value-type="float">
            <text:p>0.3465748004</text:p>
          </table:table-cell>
          <table:table-cell table:formula="of:=1/[.G54]" office:value-type="float" office:value="2.8853800069149" calcext:value-type="float">
            <text:p>2.885380006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PI()*[.D55]/([.B$1]-1)" office:value-type="float" office:value="0.871750841048477" calcext:value-type="float">
            <text:p>0.871750841</text:p>
          </table:table-cell>
          <table:table-cell table:formula="of:=[.B$2]*COT([.E55])" office:value-type="float" office:value="5.04394797982957" calcext:value-type="float">
            <text:p>5.0439479798</text:p>
          </table:table-cell>
          <table:table-cell table:formula="of:=[.F54]-[.F56]" office:value-type="float" office:value="0.336960238748634" calcext:value-type="float">
            <text:p>0.3369602387</text:p>
          </table:table-cell>
          <table:table-cell table:formula="of:=1/[.G55]" office:value-type="float" office:value="2.96770919831281" calcext:value-type="float">
            <text:p>2.9677091983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PI()*[.D56]/([.B$1]-1)" office:value-type="float" office:value="0.888198970124863" calcext:value-type="float">
            <text:p>0.8881989701</text:p>
          </table:table-cell>
          <table:table-cell table:formula="of:=[.B$2]*COT([.E56])" office:value-type="float" office:value="4.87779768750275" calcext:value-type="float">
            <text:p>4.8777976875</text:p>
          </table:table-cell>
          <table:table-cell table:formula="of:=[.F55]-[.F57]" office:value-type="float" office:value="0.327915378743766" calcext:value-type="float">
            <text:p>0.3279153787</text:p>
          </table:table-cell>
          <table:table-cell table:formula="of:=1/[.G56]" office:value-type="float" office:value="3.04956725064549" calcext:value-type="float">
            <text:p>3.049567250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PI()*[.D57]/([.B$1]-1)" office:value-type="float" office:value="0.904647099201249" calcext:value-type="float">
            <text:p>0.9046470992</text:p>
          </table:table-cell>
          <table:table-cell table:formula="of:=[.B$2]*COT([.E57])" office:value-type="float" office:value="4.7160326010858" calcext:value-type="float">
            <text:p>4.7160326011</text:p>
          </table:table-cell>
          <table:table-cell table:formula="of:=[.F56]-[.F58]" office:value-type="float" office:value="0.319400489055546" calcext:value-type="float">
            <text:p>0.3194004891</text:p>
          </table:table-cell>
          <table:table-cell table:formula="of:=1/[.G57]" office:value-type="float" office:value="3.13086558808021" calcext:value-type="float">
            <text:p>3.1308655881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PI()*[.D58]/([.B$1]-1)" office:value-type="float" office:value="0.921095228277636" calcext:value-type="float">
            <text:p>0.9210952283</text:p>
          </table:table-cell>
          <table:table-cell table:formula="of:=[.B$2]*COT([.E58])" office:value-type="float" office:value="4.5583971984472" calcext:value-type="float">
            <text:p>4.5583971984</text:p>
          </table:table-cell>
          <table:table-cell table:formula="of:=[.F57]-[.F59]" office:value-type="float" office:value="0.311379399988724" calcext:value-type="float">
            <text:p>0.3113794</text:p>
          </table:table-cell>
          <table:table-cell table:formula="of:=1/[.G58]" office:value-type="float" office:value="3.21151624043277" calcext:value-type="float">
            <text:p>3.2115162404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PI()*[.D59]/([.B$1]-1)" office:value-type="float" office:value="0.937543357354022" calcext:value-type="float">
            <text:p>0.9375433574</text:p>
          </table:table-cell>
          <table:table-cell table:formula="of:=[.B$2]*COT([.E59])" office:value-type="float" office:value="4.40465320109708" calcext:value-type="float">
            <text:p>4.4046532011</text:p>
          </table:table-cell>
          <table:table-cell table:formula="of:=[.F58]-[.F60]" office:value-type="float" office:value="0.303819133656204" calcext:value-type="float">
            <text:p>0.3038191337</text:p>
          </table:table-cell>
          <table:table-cell table:formula="of:=1/[.G59]" office:value-type="float" office:value="3.29143193835705" calcext:value-type="float">
            <text:p>3.2914319384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PI()*[.D60]/([.B$1]-1)" office:value-type="float" office:value="0.953991486430408" calcext:value-type="float">
            <text:p>0.9539914864</text:p>
          </table:table-cell>
          <table:table-cell table:formula="of:=[.B$2]*COT([.E60])" office:value-type="float" office:value="4.25457806479099" calcext:value-type="float">
            <text:p>4.2545780648</text:p>
          </table:table-cell>
          <table:table-cell table:formula="of:=[.F59]-[.F61]" office:value-type="float" office:value="0.296689578527179" calcext:value-type="float">
            <text:p>0.2966895785</text:p>
          </table:table-cell>
          <table:table-cell table:formula="of:=1/[.G60]" office:value-type="float" office:value="3.37052620777643" calcext:value-type="float">
            <text:p>3.3705262078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PI()*[.D61]/([.B$1]-1)" office:value-type="float" office:value="0.970439615506795" calcext:value-type="float">
            <text:p>0.9704396155</text:p>
          </table:table-cell>
          <table:table-cell table:formula="of:=[.B$2]*COT([.E61])" office:value-type="float" office:value="4.1079636225699" calcext:value-type="float">
            <text:p>4.1079636226</text:p>
          </table:table-cell>
          <table:table-cell table:formula="of:=[.F60]-[.F62]" office:value-type="float" office:value="0.289963202393277" calcext:value-type="float">
            <text:p>0.2899632024</text:p>
          </table:table-cell>
          <table:table-cell table:formula="of:=1/[.G61]" office:value-type="float" office:value="3.44871346345423" calcext:value-type="float">
            <text:p>3.448713463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PI()*[.D62]/([.B$1]-1)" office:value-type="float" office:value="0.986887744583181" calcext:value-type="float">
            <text:p>0.9868877446</text:p>
          </table:table-cell>
          <table:table-cell table:formula="of:=[.B$2]*COT([.E62])" office:value-type="float" office:value="3.96461486239772" calcext:value-type="float">
            <text:p>3.9646148624</text:p>
          </table:table-cell>
          <table:table-cell table:formula="of:=[.F61]-[.F63]" office:value-type="float" office:value="0.283614798675742" calcext:value-type="float">
            <text:p>0.2836147987</text:p>
          </table:table-cell>
          <table:table-cell table:formula="of:=1/[.G62]" office:value-type="float" office:value="3.52590910160264" calcext:value-type="float">
            <text:p>3.525909101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PI()*[.D63]/([.B$1]-1)" office:value-type="float" office:value="1.00333587365957" calcext:value-type="float">
            <text:p>1.0033358737</text:p>
          </table:table-cell>
          <table:table-cell table:formula="of:=[.B$2]*COT([.E63])" office:value-type="float" office:value="3.82434882389416" calcext:value-type="float">
            <text:p>3.8243488239</text:p>
          </table:table-cell>
          <table:table-cell table:formula="of:=[.F62]-[.F64]" office:value-type="float" office:value="0.277621261740677" calcext:value-type="float">
            <text:p>0.2776212617</text:p>
          </table:table-cell>
          <table:table-cell table:formula="of:=1/[.G63]" office:value-type="float" office:value="3.60202959142981" calcext:value-type="float">
            <text:p>3.6020295914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PI()*[.D64]/([.B$1]-1)" office:value-type="float" office:value="1.01978400273595" calcext:value-type="float">
            <text:p>1.0197840027</text:p>
          </table:table-cell>
          <table:table-cell table:formula="of:=[.B$2]*COT([.E64])" office:value-type="float" office:value="3.68699360065704" calcext:value-type="float">
            <text:p>3.6869936007</text:p>
          </table:table-cell>
          <table:table-cell table:formula="of:=[.F63]-[.F65]" office:value-type="float" office:value="0.27196138751428" calcext:value-type="float">
            <text:p>0.2719613875</text:p>
          </table:table-cell>
          <table:table-cell table:formula="of:=1/[.G64]" office:value-type="float" office:value="3.67699256552547" calcext:value-type="float">
            <text:p>3.6769925655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PI()*[.D65]/([.B$1]-1)" office:value-type="float" office:value="1.03623213181234" calcext:value-type="float">
            <text:p>1.0362321318</text:p>
          </table:table-cell>
          <table:table-cell table:formula="of:=[.B$2]*COT([.E65])" office:value-type="float" office:value="3.55238743637987" calcext:value-type="float">
            <text:p>3.5523874364</text:p>
          </table:table-cell>
          <table:table-cell table:formula="of:=[.F64]-[.F66]" office:value-type="float" office:value="0.266615696216274" calcext:value-type="float">
            <text:p>0.2666156962</text:p>
          </table:table-cell>
          <table:table-cell table:formula="of:=1/[.G65]" office:value-type="float" office:value="3.75071690898805" calcext:value-type="float">
            <text:p>3.750716909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PI()*[.D66]/([.B$1]-1)" office:value-type="float" office:value="1.05268026088873" calcext:value-type="float">
            <text:p>1.0526802609</text:p>
          </table:table-cell>
          <table:table-cell table:formula="of:=[.B$2]*COT([.E66])" office:value-type="float" office:value="3.42037790444077" calcext:value-type="float">
            <text:p>3.4203779044</text:p>
          </table:table-cell>
          <table:table-cell table:formula="of:=[.F65]-[.F67]" office:value-type="float" office:value="0.26156627447463" calcext:value-type="float">
            <text:p>0.2615662745</text:p>
          </table:table-cell>
          <table:table-cell table:formula="of:=1/[.G66]" office:value-type="float" office:value="3.82312284719639" calcext:value-type="float">
            <text:p>3.82312284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PI()*[.D67]/([.B$1]-1)" office:value-type="float" office:value="1.06912838996511" calcext:value-type="float">
            <text:p>1.06912839</text:p>
          </table:table-cell>
          <table:table-cell table:formula="of:=[.B$2]*COT([.E67])" office:value-type="float" office:value="3.29082116190524" calcext:value-type="float">
            <text:p>3.2908211619</text:p>
          </table:table-cell>
          <table:table-cell table:formula="of:=[.F66]-[.F68]" office:value-type="float" office:value="0.256796634461515" calcext:value-type="float">
            <text:p>0.2567966345</text:p>
          </table:table-cell>
          <table:table-cell table:formula="of:=1/[.G67]" office:value-type="float" office:value="3.89413203213092" calcext:value-type="float">
            <text:p>3.894132032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PI()*[.D68]/([.B$1]-1)" office:value-type="float" office:value="1.0855765190415" calcext:value-type="float">
            <text:p>1.085576519</text:p>
          </table:table-cell>
          <table:table-cell table:formula="of:=[.B$2]*COT([.E68])" office:value-type="float" office:value="3.16358126997925" calcext:value-type="float">
            <text:p>3.16358127</text:p>
          </table:table-cell>
          <table:table-cell table:formula="of:=[.F67]-[.F69]" office:value-type="float" office:value="0.252291588010514" calcext:value-type="float">
            <text:p>0.252291588</text:p>
          </table:table-cell>
          <table:table-cell table:formula="of:=1/[.G68]" office:value-type="float" office:value="3.96366762715182" calcext:value-type="float">
            <text:p>3.9636676272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PI()*[.D69]/([.B$1]-1)" office:value-type="float" office:value="1.10202464811789" calcext:value-type="float">
            <text:p>1.1020246481</text:p>
          </table:table-cell>
          <table:table-cell table:formula="of:=[.B$2]*COT([.E69])" office:value-type="float" office:value="3.03852957389473" calcext:value-type="float">
            <text:p>3.0385295739</text:p>
          </table:table-cell>
          <table:table-cell table:formula="of:=[.F68]-[.F70]" office:value-type="float" office:value="0.248037133948134" calcext:value-type="float">
            <text:p>0.2480371339</text:p>
          </table:table-cell>
          <table:table-cell table:formula="of:=1/[.G69]" office:value-type="float" office:value="4.03165439014107" calcext:value-type="float">
            <text:p>4.0316543901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PI()*[.D70]/([.B$1]-1)" office:value-type="float" office:value="1.11847277719427" calcext:value-type="float">
            <text:p>1.1184727772</text:p>
          </table:table-cell>
          <table:table-cell table:formula="of:=[.B$2]*COT([.E70])" office:value-type="float" office:value="2.91554413603112" calcext:value-type="float">
            <text:p>2.915544136</text:p>
          </table:table-cell>
          <table:table-cell table:formula="of:=[.F69]-[.F71]" office:value-type="float" office:value="0.244020357105388" calcext:value-type="float">
            <text:p>0.2440203571</text:p>
          </table:table-cell>
          <table:table-cell table:formula="of:=1/[.G70]" office:value-type="float" office:value="4.09801875491936" calcext:value-type="float">
            <text:p>4.0980187549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PI()*[.D71]/([.B$1]-1)" office:value-type="float" office:value="1.13492090627066" calcext:value-type="float">
            <text:p>1.1349209063</text:p>
          </table:table-cell>
          <table:table-cell table:formula="of:=[.B$2]*COT([.E71])" office:value-type="float" office:value="2.79450921678934" calcext:value-type="float">
            <text:p>2.7945092168</text:p>
          </table:table-cell>
          <table:table-cell table:formula="of:=[.F70]-[.F72]" office:value-type="float" office:value="0.240229337674875" calcext:value-type="float">
            <text:p>0.2402293377</text:p>
          </table:table-cell>
          <table:table-cell table:formula="of:=1/[.G71]" office:value-type="float" office:value="4.16268891084982" calcext:value-type="float">
            <text:p>4.1626889108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PI()*[.D72]/([.B$1]-1)" office:value-type="float" office:value="1.15136903534704" calcext:value-type="float">
            <text:p>1.1513690353</text:p>
          </table:table-cell>
          <table:table-cell table:formula="of:=[.B$2]*COT([.E72])" office:value-type="float" office:value="2.67531479835624" calcext:value-type="float">
            <text:p>2.6753147984</text:p>
          </table:table-cell>
          <table:table-cell table:formula="of:=[.F71]-[.F73]" office:value-type="float" office:value="0.23665306974999" calcext:value-type="float">
            <text:p>0.2366530697</text:p>
          </table:table-cell>
          <table:table-cell table:formula="of:=1/[.G72]" office:value-type="float" office:value="4.22559488054155" calcext:value-type="float">
            <text:p>4.225594880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PI()*[.D73]/([.B$1]-1)" office:value-type="float" office:value="1.16781716442343" calcext:value-type="float">
            <text:p>1.1678171644</text:p>
          </table:table-cell>
          <table:table-cell table:formula="of:=[.B$2]*COT([.E73])" office:value-type="float" office:value="2.55785614703935" calcext:value-type="float">
            <text:p>2.557856147</text:p>
          </table:table-cell>
          <table:table-cell table:formula="of:=[.F72]-[.F74]" office:value-type="float" office:value="0.233281388030182" calcext:value-type="float">
            <text:p>0.233281388</text:p>
          </table:table-cell>
          <table:table-cell table:formula="of:=1/[.G73]" office:value-type="float" office:value="4.28666859557017" calcext:value-type="float">
            <text:p>4.2866685956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PI()*[.D74]/([.B$1]-1)" office:value-type="float" office:value="1.18426529349982" calcext:value-type="float">
            <text:p>1.1842652935</text:p>
          </table:table-cell>
          <table:table-cell table:formula="of:=[.B$2]*COT([.E74])" office:value-type="float" office:value="2.44203341032606" calcext:value-type="float">
            <text:p>2.4420334103</text:p>
          </table:table-cell>
          <table:table-cell table:formula="of:=[.F73]-[.F75]" office:value-type="float" office:value="0.230104901803367" calcext:value-type="float">
            <text:p>0.2301049018</text:p>
          </table:table-cell>
          <table:table-cell table:formula="of:=1/[.G74]" office:value-type="float" office:value="4.34584397013209" calcext:value-type="float">
            <text:p>4.3458439701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PI()*[.D75]/([.B$1]-1)" office:value-type="float" office:value="1.2007134225762" calcext:value-type="float">
            <text:p>1.2007134226</text:p>
          </table:table-cell>
          <table:table-cell table:formula="of:=[.B$2]*COT([.E75])" office:value-type="float" office:value="2.32775124523599" calcext:value-type="float">
            <text:p>2.3277512452</text:p>
          </table:table-cell>
          <table:table-cell table:formula="of:=[.F74]-[.F76]" office:value-type="float" office:value="0.227114935426334" calcext:value-type="float">
            <text:p>0.2271149354</text:p>
          </table:table-cell>
          <table:table-cell table:formula="of:=1/[.G75]" office:value-type="float" office:value="4.40305697255369" calcext:value-type="float">
            <text:p>4.403056972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PI()*[.D76]/([.B$1]-1)" office:value-type="float" office:value="1.21716155165259" calcext:value-type="float">
            <text:p>1.2171615517</text:p>
          </table:table-cell>
          <table:table-cell table:formula="of:=[.B$2]*COT([.E76])" office:value-type="float" office:value="2.21491847489973" calcext:value-type="float">
            <text:p>2.2149184749</text:p>
          </table:table-cell>
          <table:table-cell table:formula="of:=[.F75]-[.F77]" office:value-type="float" office:value="0.224303474619208" calcext:value-type="float">
            <text:p>0.2243034746</text:p>
          </table:table-cell>
          <table:table-cell table:formula="of:=1/[.G76]" office:value-type="float" office:value="4.45824569457813" calcext:value-type="float">
            <text:p>4.4582456946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PI()*[.D77]/([.B$1]-1)" office:value-type="float" office:value="1.23360968072898" calcext:value-type="float">
            <text:p>1.2336096807</text:p>
          </table:table-cell>
          <table:table-cell table:formula="of:=[.B$2]*COT([.E77])" office:value-type="float" office:value="2.10344777061678" calcext:value-type="float">
            <text:p>2.1034477706</text:p>
          </table:table-cell>
          <table:table-cell table:formula="of:=[.F76]-[.F78]" office:value-type="float" office:value="0.221663117972751" calcext:value-type="float">
            <text:p>0.221663118</text:p>
          </table:table-cell>
          <table:table-cell table:formula="of:=1/[.G77]" office:value-type="float" office:value="4.51135041835391" calcext:value-type="float">
            <text:p>4.5113504184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PI()*[.D78]/([.B$1]-1)" office:value-type="float" office:value="1.25005780980536" calcext:value-type="float">
            <text:p>1.2500578098</text:p>
          </table:table-cell>
          <table:table-cell table:formula="of:=[.B$2]*COT([.E78])" office:value-type="float" office:value="1.99325535692698" calcext:value-type="float">
            <text:p>1.9932553569</text:p>
          </table:table-cell>
          <table:table-cell table:formula="of:=[.F77]-[.F79]" office:value-type="float" office:value="0.219187033139087" calcext:value-type="float">
            <text:p>0.2191870331</text:p>
          </table:table-cell>
          <table:table-cell table:formula="of:=1/[.G78]" office:value-type="float" office:value="4.56231368105357" calcext:value-type="float">
            <text:p>4.562313681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PI()*[.D79]/([.B$1]-1)" office:value-type="float" office:value="1.26650593888175" calcext:value-type="float">
            <text:p>1.2665059389</text:p>
          </table:table-cell>
          <table:table-cell table:formula="of:=[.B$2]*COT([.E79])" office:value-type="float" office:value="1.88426073747769" calcext:value-type="float">
            <text:p>1.8842607375</text:p>
          </table:table-cell>
          <table:table-cell table:formula="of:=[.F78]-[.F80]" office:value-type="float" office:value="0.216868917239303" calcext:value-type="float">
            <text:p>0.2168689172</text:p>
          </table:table-cell>
          <table:table-cell table:formula="of:=1/[.G79]" office:value-type="float" office:value="4.61108033705243" calcext:value-type="float">
            <text:p>4.6110803371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PI()*[.D80]/([.B$1]-1)" office:value-type="float" office:value="1.28295406795814" calcext:value-type="float">
            <text:p>1.282954068</text:p>
          </table:table-cell>
          <table:table-cell table:formula="of:=[.B$2]*COT([.E80])" office:value-type="float" office:value="1.77638643968767" calcext:value-type="float">
            <text:p>1.7763864397</text:p>
          </table:table-cell>
          <table:table-cell table:formula="of:=[.F79]-[.F81]" office:value-type="float" office:value="0.214702961076182" calcext:value-type="float">
            <text:p>0.2147029611</text:p>
          </table:table-cell>
          <table:table-cell table:formula="of:=1/[.G80]" office:value-type="float" office:value="4.65759761759958" calcext:value-type="float">
            <text:p>4.6575976176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PI()*[.D81]/([.B$1]-1)" office:value-type="float" office:value="1.29940219703452" calcext:value-type="float">
            <text:p>1.299402197</text:p>
          </table:table-cell>
          <table:table-cell table:formula="of:=[.B$2]*COT([.E81])" office:value-type="float" office:value="1.66955777640151" calcext:value-type="float">
            <text:p>1.6695577764</text:p>
          </table:table-cell>
          <table:table-cell table:formula="of:=[.F80]-[.F82]" office:value-type="float" office:value="0.212683816788409" calcext:value-type="float">
            <text:p>0.2126838168</text:p>
          </table:table-cell>
          <table:table-cell table:formula="of:=1/[.G81]" office:value-type="float" office:value="4.70181518791748" calcext:value-type="float">
            <text:p>4.701815187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PI()*[.D82]/([.B$1]-1)" office:value-type="float" office:value="1.31585032611091" calcext:value-type="float">
            <text:p>1.3158503261</text:p>
          </table:table-cell>
          <table:table-cell table:formula="of:=[.B$2]*COT([.E82])" office:value-type="float" office:value="1.56370262289926" calcext:value-type="float">
            <text:p>1.5637026229</text:p>
          </table:table-cell>
          <table:table-cell table:formula="of:=[.F81]-[.F83]" office:value-type="float" office:value="0.210806568624864" calcext:value-type="float">
            <text:p>0.2108065686</text:p>
          </table:table-cell>
          <table:table-cell table:formula="of:=1/[.G82]" office:value-type="float" office:value="4.74368520166716" calcext:value-type="float">
            <text:p>4.7436852017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PI()*[.D83]/([.B$1]-1)" office:value-type="float" office:value="1.33229845518729" calcext:value-type="float">
            <text:p>1.3322984552</text:p>
          </table:table-cell>
          <table:table-cell table:formula="of:=[.B$2]*COT([.E83])" office:value-type="float" office:value="1.45875120777664" calcext:value-type="float">
            <text:p>1.4587512078</text:p>
          </table:table-cell>
          <table:table-cell table:formula="of:=[.F82]-[.F84]" office:value-type="float" office:value="0.209066706554724" calcext:value-type="float">
            <text:p>0.2090667066</text:p>
          </table:table-cell>
          <table:table-cell table:formula="of:=1/[.G83]" office:value-type="float" office:value="4.78316235272135" calcext:value-type="float">
            <text:p>4.7831623527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PI()*[.D84]/([.B$1]-1)" office:value-type="float" office:value="1.34874658426368" calcext:value-type="float">
            <text:p>1.3487465843</text:p>
          </table:table-cell>
          <table:table-cell table:formula="of:=[.B$2]*COT([.E84])" office:value-type="float" office:value="1.35463591634454" calcext:value-type="float">
            <text:p>1.3546359163</text:p>
          </table:table-cell>
          <table:table-cell table:formula="of:=[.F83]-[.F85]" office:value-type="float" office:value="0.207460102462017" calcext:value-type="float">
            <text:p>0.2074601025</text:p>
          </table:table-cell>
          <table:table-cell table:formula="of:=1/[.G84]" office:value-type="float" office:value="4.82020392418867" calcext:value-type="float">
            <text:p>4.8202039242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PI()*[.D85]/([.B$1]-1)" office:value-type="float" office:value="1.36519471334007" calcext:value-type="float">
            <text:p>1.3651947133</text:p>
          </table:table-cell>
          <table:table-cell table:formula="of:=[.B$2]*COT([.E85])" office:value-type="float" office:value="1.25129110531463" calcext:value-type="float">
            <text:p>1.2512911053</text:p>
          </table:table-cell>
          <table:table-cell table:formula="of:=[.F84]-[.F86]" office:value-type="float" office:value="0.205982988702275" calcext:value-type="float">
            <text:p>0.2059829887</text:p>
          </table:table-cell>
          <table:table-cell table:formula="of:=1/[.G85]" office:value-type="float" office:value="4.85476983463614" calcext:value-type="float">
            <text:p>4.8547698346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PI()*[.D86]/([.B$1]-1)" office:value-type="float" office:value="1.38164284241645" calcext:value-type="float">
            <text:p>1.3816428424</text:p>
          </table:table-cell>
          <table:table-cell table:formula="of:=[.B$2]*COT([.E86])" office:value-type="float" office:value="1.14865292764226" calcext:value-type="float">
            <text:p>1.1486529276</text:p>
          </table:table-cell>
          <table:table-cell table:formula="of:=[.F85]-[.F87]" office:value-type="float" office:value="0.204631938824769" calcext:value-type="float">
            <text:p>0.2046319388</text:p>
          </table:table-cell>
          <table:table-cell table:formula="of:=1/[.G86]" office:value-type="float" office:value="4.88682268145992" calcext:value-type="float">
            <text:p>4.8868226815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PI()*[.D87]/([.B$1]-1)" office:value-type="float" office:value="1.39809097149284" calcext:value-type="float">
            <text:p>1.3980909715</text:p>
          </table:table-cell>
          <table:table-cell table:formula="of:=[.B$2]*COT([.E87])" office:value-type="float" office:value="1.04665916648986" calcext:value-type="float">
            <text:p>1.0466591665</text:p>
          </table:table-cell>
          <table:table-cell table:formula="of:=[.F86]-[.F88]" office:value-type="float" office:value="0.203403850286793" calcext:value-type="float">
            <text:p>0.2034038503</text:p>
          </table:table-cell>
          <table:table-cell table:formula="of:=1/[.G87]" office:value-type="float" office:value="4.9163277813573" calcext:value-type="float">
            <text:p>4.9163277814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PI()*[.D88]/([.B$1]-1)" office:value-type="float" office:value="1.41453910056923" calcext:value-type="float">
            <text:p>1.4145391006</text:p>
          </table:table-cell>
          <table:table-cell table:formula="of:=[.B$2]*COT([.E88])" office:value-type="float" office:value="0.945249077355471" calcext:value-type="float">
            <text:p>0.9452490774</text:p>
          </table:table-cell>
          <table:table-cell table:formula="of:=[.F87]-[.F89]" office:value-type="float" office:value="0.202295929006961" calcext:value-type="float">
            <text:p>0.202295929</text:p>
          </table:table-cell>
          <table:table-cell table:formula="of:=1/[.G88]" office:value-type="float" office:value="4.94325320785664" calcext:value-type="float">
            <text:p>4.943253207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PI()*[.D89]/([.B$1]-1)" office:value-type="float" office:value="1.43098722964561" calcext:value-type="float">
            <text:p>1.4309872296</text:p>
          </table:table-cell>
          <table:table-cell table:formula="of:=[.B$2]*COT([.E89])" office:value-type="float" office:value="0.844363237482897" calcext:value-type="float">
            <text:p>0.8443632375</text:p>
          </table:table-cell>
          <table:table-cell table:formula="of:=[.F88]-[.F90]" office:value-type="float" office:value="0.201305675623019" calcext:value-type="float">
            <text:p>0.2013056756</text:p>
          </table:table-cell>
          <table:table-cell table:formula="of:=1/[.G89]" office:value-type="float" office:value="4.96756982586363" calcext:value-type="float">
            <text:p>4.9675698259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PI()*[.D90]/([.B$1]-1)" office:value-type="float" office:value="1.447435358722" calcext:value-type="float">
            <text:p>1.4474353587</text:p>
          </table:table-cell>
          <table:table-cell table:formula="of:=[.B$2]*COT([.E90])" office:value-type="float" office:value="0.743943401732452" calcext:value-type="float">
            <text:p>0.7439434017</text:p>
          </table:table-cell>
          <table:table-cell table:formula="of:=[.F89]-[.F91]" office:value-type="float" office:value="0.200430873336153" calcext:value-type="float">
            <text:p>0.2004308733</text:p>
          </table:table-cell>
          <table:table-cell table:formula="of:=1/[.G90]" office:value-type="float" office:value="4.98925132318737" calcext:value-type="float">
            <text:p>4.9892513232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PI()*[.D91]/([.B$1]-1)" office:value-type="float" office:value="1.46388348779839" calcext:value-type="float">
            <text:p>1.4638834878</text:p>
          </table:table-cell>
          <table:table-cell table:formula="of:=[.B$2]*COT([.E91])" office:value-type="float" office:value="0.643932364146744" calcext:value-type="float">
            <text:p>0.6439323641</text:p>
          </table:table-cell>
          <table:table-cell table:formula="of:=[.F90]-[.F92]" office:value-type="float" office:value="0.199669577238892" calcext:value-type="float">
            <text:p>0.1996695772</text:p>
          </table:table-cell>
          <table:table-cell table:formula="of:=1/[.G91]" office:value-type="float" office:value="5.0082742390122" calcext:value-type="float">
            <text:p>5.00827423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PI()*[.D92]/([.B$1]-1)" office:value-type="float" office:value="1.48033161687477" calcext:value-type="float">
            <text:p>1.4803316169</text:p>
          </table:table-cell>
          <table:table-cell table:formula="of:=[.B$2]*COT([.E92])" office:value-type="float" office:value="0.54427382449356" calcext:value-type="float">
            <text:p>0.5442738245</text:p>
          </table:table-cell>
          <table:table-cell table:formula="of:=[.F91]-[.F93]" office:value-type="float" office:value="0.19902010503739" calcext:value-type="float">
            <text:p>0.199020105</text:p>
          </table:table-cell>
          <table:table-cell table:formula="of:=1/[.G92]" office:value-type="float" office:value="5.0246179892837" calcext:value-type="float">
            <text:p>5.0246179893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PI()*[.D93]/([.B$1]-1)" office:value-type="float" office:value="1.49677974595116" calcext:value-type="float">
            <text:p>1.496779746</text:p>
          </table:table-cell>
          <table:table-cell table:formula="of:=[.B$2]*COT([.E93])" office:value-type="float" office:value="0.444912259109355" calcext:value-type="float">
            <text:p>0.4449122591</text:p>
          </table:table-cell>
          <table:table-cell table:formula="of:=[.F92]-[.F94]" office:value-type="float" office:value="0.198481029091365" calcext:value-type="float">
            <text:p>0.1984810291</text:p>
          </table:table-cell>
          <table:table-cell table:formula="of:=1/[.G93]" office:value-type="float" office:value="5.0382648889818" calcext:value-type="float">
            <text:p>5.03826488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PI()*[.D94]/([.B$1]-1)" office:value-type="float" office:value="1.51322787502754" calcext:value-type="float">
            <text:p>1.513227875</text:p>
          </table:table-cell>
          <table:table-cell table:formula="of:=[.B$2]*COT([.E94])" office:value-type="float" office:value="0.345792795402195" calcext:value-type="float">
            <text:p>0.3457927954</text:p>
          </table:table-cell>
          <table:table-cell table:formula="of:=[.F93]-[.F95]" office:value-type="float" office:value="0.198051169706542" calcext:value-type="float">
            <text:p>0.1980511697</text:p>
          </table:table-cell>
          <table:table-cell table:formula="of:=1/[.G94]" office:value-type="float" office:value="5.04920017125739" calcext:value-type="float">
            <text:p>5.049200171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PI()*[.D95]/([.B$1]-1)" office:value-type="float" office:value="1.52967600410393" calcext:value-type="float">
            <text:p>1.5296760041</text:p>
          </table:table-cell>
          <table:table-cell table:formula="of:=[.B$2]*COT([.E95])" office:value-type="float" office:value="0.246861089402812" calcext:value-type="float">
            <text:p>0.2468610894</text:p>
          </table:table-cell>
          <table:table-cell table:formula="of:=[.F94]-[.F96]" office:value-type="float" office:value="0.197729589625197" calcext:value-type="float">
            <text:p>0.1977295896</text:p>
          </table:table-cell>
          <table:table-cell table:formula="of:=1/[.G95]" office:value-type="float" office:value="5.05741200341098" calcext:value-type="float">
            <text:p>5.0574120034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PI()*[.D96]/([.B$1]-1)" office:value-type="float" office:value="1.54612413318032" calcext:value-type="float">
            <text:p>1.5461241332</text:p>
          </table:table-cell>
          <table:table-cell table:formula="of:=[.B$2]*COT([.E96])" office:value-type="float" office:value="0.148063205776998" calcext:value-type="float">
            <text:p>0.1480632058</text:p>
          </table:table-cell>
          <table:table-cell table:formula="of:=[.F95]-[.F97]" office:value-type="float" office:value="0.197515589670439" calcext:value-type="float">
            <text:p>0.1975155897</text:p>
          </table:table-cell>
          <table:table-cell table:formula="of:=1/[.G96]" office:value-type="float" office:value="5.06289149969646" calcext:value-type="float">
            <text:p>5.0628914997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PI()*[.D97]/([.B$1]-1)" office:value-type="float" office:value="1.5625722622567" calcext:value-type="float">
            <text:p>1.5625722623</text:p>
          </table:table-cell>
          <table:table-cell table:formula="of:=[.B$2]*COT([.E97])" office:value-type="float" office:value="0.0493454997323732" calcext:value-type="float">
            <text:p>0.0493454997</text:p>
          </table:table-cell>
          <table:table-cell table:formula="of:=[.F96]-[.F98]" office:value-type="float" office:value="0.197408705509372" calcext:value-type="float">
            <text:p>0.1974087055</text:p>
          </table:table-cell>
          <table:table-cell table:formula="of:=1/[.G97]" office:value-type="float" office:value="5.0656327309361" calcext:value-type="float">
            <text:p>5.0656327309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PI()*[.D98]/([.B$1]-1)" office:value-type="float" office:value="1.57902039133309" calcext:value-type="float">
            <text:p>1.5790203913</text:p>
          </table:table-cell>
          <table:table-cell table:formula="of:=[.B$2]*COT([.E98])" office:value-type="float" office:value="-0.0493454997323739" calcext:value-type="float">
            <text:p>-0.0493454997</text:p>
          </table:table-cell>
          <table:table-cell table:formula="of:=[.F97]-[.F99]" office:value-type="float" office:value="0.19740870550937" calcext:value-type="float">
            <text:p>0.1974087055</text:p>
          </table:table-cell>
          <table:table-cell table:formula="of:=1/[.G98]" office:value-type="float" office:value="5.06563273093614" calcext:value-type="float">
            <text:p>5.0656327309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PI()*[.D99]/([.B$1]-1)" office:value-type="float" office:value="1.59546852040948" calcext:value-type="float">
            <text:p>1.5954685204</text:p>
          </table:table-cell>
          <table:table-cell table:formula="of:=[.B$2]*COT([.E99])" office:value-type="float" office:value="-0.148063205776997" calcext:value-type="float">
            <text:p>-0.1480632058</text:p>
          </table:table-cell>
          <table:table-cell table:formula="of:=[.F98]-[.F100]" office:value-type="float" office:value="0.197515589670437" calcext:value-type="float">
            <text:p>0.1975155897</text:p>
          </table:table-cell>
          <table:table-cell table:formula="of:=1/[.G99]" office:value-type="float" office:value="5.06289149969653" calcext:value-type="float">
            <text:p>5.0628914997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PI()*[.D100]/([.B$1]-1)" office:value-type="float" office:value="1.61191664948586" calcext:value-type="float">
            <text:p>1.6119166495</text:p>
          </table:table-cell>
          <table:table-cell table:formula="of:=[.B$2]*COT([.E100])" office:value-type="float" office:value="-0.24686108940281" calcext:value-type="float">
            <text:p>-0.2468610894</text:p>
          </table:table-cell>
          <table:table-cell table:formula="of:=[.F99]-[.F101]" office:value-type="float" office:value="0.197729589625197" calcext:value-type="float">
            <text:p>0.1977295896</text:p>
          </table:table-cell>
          <table:table-cell table:formula="of:=1/[.G100]" office:value-type="float" office:value="5.05741200341098" calcext:value-type="float">
            <text:p>5.0574120034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PI()*[.D101]/([.B$1]-1)" office:value-type="float" office:value="1.62836477856225" calcext:value-type="float">
            <text:p>1.6283647786</text:p>
          </table:table-cell>
          <table:table-cell table:formula="of:=[.B$2]*COT([.E101])" office:value-type="float" office:value="-0.345792795402195" calcext:value-type="float">
            <text:p>-0.3457927954</text:p>
          </table:table-cell>
          <table:table-cell table:formula="of:=[.F100]-[.F102]" office:value-type="float" office:value="0.198051169706545" calcext:value-type="float">
            <text:p>0.1980511697</text:p>
          </table:table-cell>
          <table:table-cell table:formula="of:=1/[.G101]" office:value-type="float" office:value="5.04920017125733" calcext:value-type="float">
            <text:p>5.049200171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PI()*[.D102]/([.B$1]-1)" office:value-type="float" office:value="1.64481290763864" calcext:value-type="float">
            <text:p>1.6448129076</text:p>
          </table:table-cell>
          <table:table-cell table:formula="of:=[.B$2]*COT([.E102])" office:value-type="float" office:value="-0.444912259109355" calcext:value-type="float">
            <text:p>-0.4449122591</text:p>
          </table:table-cell>
          <table:table-cell table:formula="of:=[.F101]-[.F103]" office:value-type="float" office:value="0.198481029091366" calcext:value-type="float">
            <text:p>0.1984810291</text:p>
          </table:table-cell>
          <table:table-cell table:formula="of:=1/[.G102]" office:value-type="float" office:value="5.03826488898177" calcext:value-type="float">
            <text:p>5.038264889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PI()*[.D103]/([.B$1]-1)" office:value-type="float" office:value="1.66126103671502" calcext:value-type="float">
            <text:p>1.6612610367</text:p>
          </table:table-cell>
          <table:table-cell table:formula="of:=[.B$2]*COT([.E103])" office:value-type="float" office:value="-0.544273824493561" calcext:value-type="float">
            <text:p>-0.5442738245</text:p>
          </table:table-cell>
          <table:table-cell table:formula="of:=[.F102]-[.F104]" office:value-type="float" office:value="0.199020105037388" calcext:value-type="float">
            <text:p>0.199020105</text:p>
          </table:table-cell>
          <table:table-cell table:formula="of:=1/[.G103]" office:value-type="float" office:value="5.02461798928373" calcext:value-type="float">
            <text:p>5.0246179893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PI()*[.D104]/([.B$1]-1)" office:value-type="float" office:value="1.67770916579141" calcext:value-type="float">
            <text:p>1.6777091658</text:p>
          </table:table-cell>
          <table:table-cell table:formula="of:=[.B$2]*COT([.E104])" office:value-type="float" office:value="-0.643932364146744" calcext:value-type="float">
            <text:p>-0.6439323641</text:p>
          </table:table-cell>
          <table:table-cell table:formula="of:=[.F103]-[.F105]" office:value-type="float" office:value="0.199669577238889" calcext:value-type="float">
            <text:p>0.1996695772</text:p>
          </table:table-cell>
          <table:table-cell table:formula="of:=1/[.G104]" office:value-type="float" office:value="5.00827423901227" calcext:value-type="float">
            <text:p>5.008274239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PI()*[.D105]/([.B$1]-1)" office:value-type="float" office:value="1.69415729486779" calcext:value-type="float">
            <text:p>1.6941572949</text:p>
          </table:table-cell>
          <table:table-cell table:formula="of:=[.B$2]*COT([.E105])" office:value-type="float" office:value="-0.74394340173245" calcext:value-type="float">
            <text:p>-0.7439434017</text:p>
          </table:table-cell>
          <table:table-cell table:formula="of:=[.F104]-[.F106]" office:value-type="float" office:value="0.200430873336154" calcext:value-type="float">
            <text:p>0.2004308733</text:p>
          </table:table-cell>
          <table:table-cell table:formula="of:=1/[.G105]" office:value-type="float" office:value="4.98925132318733" calcext:value-type="float">
            <text:p>4.9892513232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PI()*[.D106]/([.B$1]-1)" office:value-type="float" office:value="1.71060542394418" calcext:value-type="float">
            <text:p>1.7106054239</text:p>
          </table:table-cell>
          <table:table-cell table:formula="of:=[.B$2]*COT([.E106])" office:value-type="float" office:value="-0.844363237482898" calcext:value-type="float">
            <text:p>-0.8443632375</text:p>
          </table:table-cell>
          <table:table-cell table:formula="of:=[.F105]-[.F107]" office:value-type="float" office:value="0.201305675623022" calcext:value-type="float">
            <text:p>0.2013056756</text:p>
          </table:table-cell>
          <table:table-cell table:formula="of:=1/[.G106]" office:value-type="float" office:value="4.96756982586356" calcext:value-type="float">
            <text:p>4.967569825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PI()*[.D107]/([.B$1]-1)" office:value-type="float" office:value="1.72705355302057" calcext:value-type="float">
            <text:p>1.727053553</text:p>
          </table:table-cell>
          <table:table-cell table:formula="of:=[.B$2]*COT([.E107])" office:value-type="float" office:value="-0.945249077355472" calcext:value-type="float">
            <text:p>-0.9452490774</text:p>
          </table:table-cell>
          <table:table-cell table:formula="of:=[.F106]-[.F108]" office:value-type="float" office:value="0.202295929006959" calcext:value-type="float">
            <text:p>0.202295929</text:p>
          </table:table-cell>
          <table:table-cell table:formula="of:=1/[.G107]" office:value-type="float" office:value="4.94325320785668" calcext:value-type="float">
            <text:p>4.9432532079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PI()*[.D108]/([.B$1]-1)" office:value-type="float" office:value="1.74350168209695" calcext:value-type="float">
            <text:p>1.7435016821</text:p>
          </table:table-cell>
          <table:table-cell table:formula="of:=[.B$2]*COT([.E108])" office:value-type="float" office:value="-1.04665916648986" calcext:value-type="float">
            <text:p>-1.0466591665</text:p>
          </table:table-cell>
          <table:table-cell table:formula="of:=[.F107]-[.F109]" office:value-type="float" office:value="0.203403850286791" calcext:value-type="float">
            <text:p>0.2034038503</text:p>
          </table:table-cell>
          <table:table-cell table:formula="of:=1/[.G108]" office:value-type="float" office:value="4.91632778135734" calcext:value-type="float">
            <text:p>4.9163277814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PI()*[.D109]/([.B$1]-1)" office:value-type="float" office:value="1.75994981117334" calcext:value-type="float">
            <text:p>1.7599498112</text:p>
          </table:table-cell>
          <table:table-cell table:formula="of:=[.B$2]*COT([.E109])" office:value-type="float" office:value="-1.14865292764226" calcext:value-type="float">
            <text:p>-1.1486529276</text:p>
          </table:table-cell>
          <table:table-cell table:formula="of:=[.F108]-[.F110]" office:value-type="float" office:value="0.204631938824769" calcext:value-type="float">
            <text:p>0.2046319388</text:p>
          </table:table-cell>
          <table:table-cell table:formula="of:=1/[.G109]" office:value-type="float" office:value="4.88682268145992" calcext:value-type="float">
            <text:p>4.8868226815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PI()*[.D110]/([.B$1]-1)" office:value-type="float" office:value="1.77639794024973" calcext:value-type="float">
            <text:p>1.7763979402</text:p>
          </table:table-cell>
          <table:table-cell table:formula="of:=[.B$2]*COT([.E110])" office:value-type="float" office:value="-1.25129110531463" calcext:value-type="float">
            <text:p>-1.2512911053</text:p>
          </table:table-cell>
          <table:table-cell table:formula="of:=[.F109]-[.F111]" office:value-type="float" office:value="0.205982988702273" calcext:value-type="float">
            <text:p>0.2059829887</text:p>
          </table:table-cell>
          <table:table-cell table:formula="of:=1/[.G110]" office:value-type="float" office:value="4.85476983463617" calcext:value-type="float">
            <text:p>4.8547698346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PI()*[.D111]/([.B$1]-1)" office:value-type="float" office:value="1.79284606932611" calcext:value-type="float">
            <text:p>1.7928460693</text:p>
          </table:table-cell>
          <table:table-cell table:formula="of:=[.B$2]*COT([.E111])" office:value-type="float" office:value="-1.35463591634454" calcext:value-type="float">
            <text:p>-1.3546359163</text:p>
          </table:table-cell>
          <table:table-cell table:formula="of:=[.F110]-[.F112]" office:value-type="float" office:value="0.207460102462019" calcext:value-type="float">
            <text:p>0.2074601025</text:p>
          </table:table-cell>
          <table:table-cell table:formula="of:=1/[.G111]" office:value-type="float" office:value="4.82020392418864" calcext:value-type="float">
            <text:p>4.82020392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PI()*[.D112]/([.B$1]-1)" office:value-type="float" office:value="1.8092941984025" calcext:value-type="float">
            <text:p>1.8092941984</text:p>
          </table:table-cell>
          <table:table-cell table:formula="of:=[.B$2]*COT([.E112])" office:value-type="float" office:value="-1.45875120777665" calcext:value-type="float">
            <text:p>-1.4587512078</text:p>
          </table:table-cell>
          <table:table-cell table:formula="of:=[.F111]-[.F113]" office:value-type="float" office:value="0.209066706554726" calcext:value-type="float">
            <text:p>0.2090667066</text:p>
          </table:table-cell>
          <table:table-cell table:formula="of:=1/[.G112]" office:value-type="float" office:value="4.78316235272131" calcext:value-type="float">
            <text:p>4.7831623527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PI()*[.D113]/([.B$1]-1)" office:value-type="float" office:value="1.82574232747889" calcext:value-type="float">
            <text:p>1.8257423275</text:p>
          </table:table-cell>
          <table:table-cell table:formula="of:=[.B$2]*COT([.E113])" office:value-type="float" office:value="-1.56370262289926" calcext:value-type="float">
            <text:p>-1.5637026229</text:p>
          </table:table-cell>
          <table:table-cell table:formula="of:=[.F112]-[.F114]" office:value-type="float" office:value="0.210806568624863" calcext:value-type="float">
            <text:p>0.2108065686</text:p>
          </table:table-cell>
          <table:table-cell table:formula="of:=1/[.G113]" office:value-type="float" office:value="4.74368520166718" calcext:value-type="float">
            <text:p>4.7436852017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PI()*[.D114]/([.B$1]-1)" office:value-type="float" office:value="1.84219045655527" calcext:value-type="float">
            <text:p>1.8421904566</text:p>
          </table:table-cell>
          <table:table-cell table:formula="of:=[.B$2]*COT([.E114])" office:value-type="float" office:value="-1.66955777640151" calcext:value-type="float">
            <text:p>-1.6695577764</text:p>
          </table:table-cell>
          <table:table-cell table:formula="of:=[.F113]-[.F115]" office:value-type="float" office:value="0.212683816788407" calcext:value-type="float">
            <text:p>0.2126838168</text:p>
          </table:table-cell>
          <table:table-cell table:formula="of:=1/[.G114]" office:value-type="float" office:value="4.70181518791752" calcext:value-type="float">
            <text:p>4.7018151879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PI()*[.D115]/([.B$1]-1)" office:value-type="float" office:value="1.85863858563166" calcext:value-type="float">
            <text:p>1.8586385856</text:p>
          </table:table-cell>
          <table:table-cell table:formula="of:=[.B$2]*COT([.E115])" office:value-type="float" office:value="-1.77638643968767" calcext:value-type="float">
            <text:p>-1.7763864397</text:p>
          </table:table-cell>
          <table:table-cell table:formula="of:=[.F114]-[.F116]" office:value-type="float" office:value="0.214702961076179" calcext:value-type="float">
            <text:p>0.2147029611</text:p>
          </table:table-cell>
          <table:table-cell table:formula="of:=1/[.G115]" office:value-type="float" office:value="4.65759761759964" calcext:value-type="float">
            <text:p>4.6575976176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PI()*[.D116]/([.B$1]-1)" office:value-type="float" office:value="1.87508671470804" calcext:value-type="float">
            <text:p>1.8750867147</text:p>
          </table:table-cell>
          <table:table-cell table:formula="of:=[.B$2]*COT([.E116])" office:value-type="float" office:value="-1.88426073747769" calcext:value-type="float">
            <text:p>-1.8842607375</text:p>
          </table:table-cell>
          <table:table-cell table:formula="of:=[.F115]-[.F117]" office:value-type="float" office:value="0.216868917239305" calcext:value-type="float">
            <text:p>0.2168689172</text:p>
          </table:table-cell>
          <table:table-cell table:formula="of:=1/[.G116]" office:value-type="float" office:value="4.61108033705237" calcext:value-type="float">
            <text:p>4.6110803371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PI()*[.D117]/([.B$1]-1)" office:value-type="float" office:value="1.89153484378443" calcext:value-type="float">
            <text:p>1.8915348438</text:p>
          </table:table-cell>
          <table:table-cell table:formula="of:=[.B$2]*COT([.E117])" office:value-type="float" office:value="-1.99325535692698" calcext:value-type="float">
            <text:p>-1.9932553569</text:p>
          </table:table-cell>
          <table:table-cell table:formula="of:=[.F116]-[.F118]" office:value-type="float" office:value="0.219187033139089" calcext:value-type="float">
            <text:p>0.2191870331</text:p>
          </table:table-cell>
          <table:table-cell table:formula="of:=1/[.G117]" office:value-type="float" office:value="4.56231368105353" calcext:value-type="float">
            <text:p>4.5623136811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PI()*[.D118]/([.B$1]-1)" office:value-type="float" office:value="1.90798297286082" calcext:value-type="float">
            <text:p>1.9079829729</text:p>
          </table:table-cell>
          <table:table-cell table:formula="of:=[.B$2]*COT([.E118])" office:value-type="float" office:value="-2.10344777061678" calcext:value-type="float">
            <text:p>-2.1034477706</text:p>
          </table:table-cell>
          <table:table-cell table:formula="of:=[.F117]-[.F119]" office:value-type="float" office:value="0.22166311797275" calcext:value-type="float">
            <text:p>0.221663118</text:p>
          </table:table-cell>
          <table:table-cell table:formula="of:=1/[.G118]" office:value-type="float" office:value="4.51135041835393" calcext:value-type="float">
            <text:p>4.5113504184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PI()*[.D119]/([.B$1]-1)" office:value-type="float" office:value="1.9244311019372" calcext:value-type="float">
            <text:p>1.9244311019</text:p>
          </table:table-cell>
          <table:table-cell table:formula="of:=[.B$2]*COT([.E119])" office:value-type="float" office:value="-2.21491847489972" calcext:value-type="float">
            <text:p>-2.2149184749</text:p>
          </table:table-cell>
          <table:table-cell table:formula="of:=[.F118]-[.F120]" office:value-type="float" office:value="0.224303474619207" calcext:value-type="float">
            <text:p>0.2243034746</text:p>
          </table:table-cell>
          <table:table-cell table:formula="of:=1/[.G119]" office:value-type="float" office:value="4.45824569457816" calcext:value-type="float">
            <text:p>4.4582456946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PI()*[.D120]/([.B$1]-1)" office:value-type="float" office:value="1.94087923101359" calcext:value-type="float">
            <text:p>1.940879231</text:p>
          </table:table-cell>
          <table:table-cell table:formula="of:=[.B$2]*COT([.E120])" office:value-type="float" office:value="-2.32775124523598" calcext:value-type="float">
            <text:p>-2.3277512452</text:p>
          </table:table-cell>
          <table:table-cell table:formula="of:=[.F119]-[.F121]" office:value-type="float" office:value="0.227114935426332" calcext:value-type="float">
            <text:p>0.2271149354</text:p>
          </table:table-cell>
          <table:table-cell table:formula="of:=1/[.G120]" office:value-type="float" office:value="4.40305697255372" calcext:value-type="float">
            <text:p>4.4030569726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PI()*[.D121]/([.B$1]-1)" office:value-type="float" office:value="1.95732736008998" calcext:value-type="float">
            <text:p>1.9573273601</text:p>
          </table:table-cell>
          <table:table-cell table:formula="of:=[.B$2]*COT([.E121])" office:value-type="float" office:value="-2.44203341032606" calcext:value-type="float">
            <text:p>-2.4420334103</text:p>
          </table:table-cell>
          <table:table-cell table:formula="of:=[.F120]-[.F122]" office:value-type="float" office:value="0.230104901803367" calcext:value-type="float">
            <text:p>0.2301049018</text:p>
          </table:table-cell>
          <table:table-cell table:formula="of:=1/[.G121]" office:value-type="float" office:value="4.34584397013209" calcext:value-type="float">
            <text:p>4.3458439701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PI()*[.D122]/([.B$1]-1)" office:value-type="float" office:value="1.97377548916636" calcext:value-type="float">
            <text:p>1.9737754892</text:p>
          </table:table-cell>
          <table:table-cell table:formula="of:=[.B$2]*COT([.E122])" office:value-type="float" office:value="-2.55785614703935" calcext:value-type="float">
            <text:p>-2.557856147</text:p>
          </table:table-cell>
          <table:table-cell table:formula="of:=[.F121]-[.F123]" office:value-type="float" office:value="0.233281388030183" calcext:value-type="float">
            <text:p>0.233281388</text:p>
          </table:table-cell>
          <table:table-cell table:formula="of:=1/[.G122]" office:value-type="float" office:value="4.28666859557014" calcext:value-type="float">
            <text:p>4.2866685956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PI()*[.D123]/([.B$1]-1)" office:value-type="float" office:value="1.99022361824275" calcext:value-type="float">
            <text:p>1.9902236182</text:p>
          </table:table-cell>
          <table:table-cell table:formula="of:=[.B$2]*COT([.E123])" office:value-type="float" office:value="-2.67531479835624" calcext:value-type="float">
            <text:p>-2.6753147984</text:p>
          </table:table-cell>
          <table:table-cell table:formula="of:=[.F122]-[.F124]" office:value-type="float" office:value="0.236653069749991" calcext:value-type="float">
            <text:p>0.2366530697</text:p>
          </table:table-cell>
          <table:table-cell table:formula="of:=1/[.G123]" office:value-type="float" office:value="4.22559488054153" calcext:value-type="float">
            <text:p>4.2255948805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PI()*[.D124]/([.B$1]-1)" office:value-type="float" office:value="2.00667174731913" calcext:value-type="float">
            <text:p>2.0066717473</text:p>
          </table:table-cell>
          <table:table-cell table:formula="of:=[.B$2]*COT([.E124])" office:value-type="float" office:value="-2.79450921678934" calcext:value-type="float">
            <text:p>-2.7945092168</text:p>
          </table:table-cell>
          <table:table-cell table:formula="of:=[.F123]-[.F125]" office:value-type="float" office:value="0.240229337674877" calcext:value-type="float">
            <text:p>0.2402293377</text:p>
          </table:table-cell>
          <table:table-cell table:formula="of:=1/[.G124]" office:value-type="float" office:value="4.16268891084979" calcext:value-type="float">
            <text:p>4.1626889108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PI()*[.D125]/([.B$1]-1)" office:value-type="float" office:value="2.02311987639552" calcext:value-type="float">
            <text:p>2.0231198764</text:p>
          </table:table-cell>
          <table:table-cell table:formula="of:=[.B$2]*COT([.E125])" office:value-type="float" office:value="-2.91554413603112" calcext:value-type="float">
            <text:p>-2.915544136</text:p>
          </table:table-cell>
          <table:table-cell table:formula="of:=[.F124]-[.F126]" office:value-type="float" office:value="0.244020357105386" calcext:value-type="float">
            <text:p>0.2440203571</text:p>
          </table:table-cell>
          <table:table-cell table:formula="of:=1/[.G125]" office:value-type="float" office:value="4.09801875491939" calcext:value-type="float">
            <text:p>4.0980187549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PI()*[.D126]/([.B$1]-1)" office:value-type="float" office:value="2.03956800547191" calcext:value-type="float">
            <text:p>2.0395680055</text:p>
          </table:table-cell>
          <table:table-cell table:formula="of:=[.B$2]*COT([.E126])" office:value-type="float" office:value="-3.03852957389473" calcext:value-type="float">
            <text:p>-3.0385295739</text:p>
          </table:table-cell>
          <table:table-cell table:formula="of:=[.F125]-[.F127]" office:value-type="float" office:value="0.248037133948132" calcext:value-type="float">
            <text:p>0.2480371339</text:p>
          </table:table-cell>
          <table:table-cell table:formula="of:=1/[.G126]" office:value-type="float" office:value="4.03165439014109" calcext:value-type="float">
            <text:p>4.0316543901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PI()*[.D127]/([.B$1]-1)" office:value-type="float" office:value="2.05601613454829" calcext:value-type="float">
            <text:p>2.0560161345</text:p>
          </table:table-cell>
          <table:table-cell table:formula="of:=[.B$2]*COT([.E127])" office:value-type="float" office:value="-3.16358126997925" calcext:value-type="float">
            <text:p>-3.16358127</text:p>
          </table:table-cell>
          <table:table-cell table:formula="of:=[.F126]-[.F128]" office:value-type="float" office:value="0.252291588010515" calcext:value-type="float">
            <text:p>0.252291588</text:p>
          </table:table-cell>
          <table:table-cell table:formula="of:=1/[.G127]" office:value-type="float" office:value="3.96366762715181" calcext:value-type="float">
            <text:p>3.9636676272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PI()*[.D128]/([.B$1]-1)" office:value-type="float" office:value="2.07246426362468" calcext:value-type="float">
            <text:p>2.0724642636</text:p>
          </table:table-cell>
          <table:table-cell table:formula="of:=[.B$2]*COT([.E128])" office:value-type="float" office:value="-3.29082116190524" calcext:value-type="float">
            <text:p>-3.2908211619</text:p>
          </table:table-cell>
          <table:table-cell table:formula="of:=[.F127]-[.F129]" office:value-type="float" office:value="0.256796634461518" calcext:value-type="float">
            <text:p>0.2567966345</text:p>
          </table:table-cell>
          <table:table-cell table:formula="of:=1/[.G128]" office:value-type="float" office:value="3.89413203213088" calcext:value-type="float">
            <text:p>3.8941320321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PI()*[.D129]/([.B$1]-1)" office:value-type="float" office:value="2.08891239270107" calcext:value-type="float">
            <text:p>2.0889123927</text:p>
          </table:table-cell>
          <table:table-cell table:formula="of:=[.B$2]*COT([.E129])" office:value-type="float" office:value="-3.42037790444077" calcext:value-type="float">
            <text:p>-3.4203779044</text:p>
          </table:table-cell>
          <table:table-cell table:formula="of:=[.F128]-[.F130]" office:value-type="float" office:value="0.261566274474631" calcext:value-type="float">
            <text:p>0.2615662745</text:p>
          </table:table-cell>
          <table:table-cell table:formula="of:=1/[.G129]" office:value-type="float" office:value="3.82312284719638" calcext:value-type="float">
            <text:p>3.8231228472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PI()*[.D130]/([.B$1]-1)" office:value-type="float" office:value="2.10536052177745" calcext:value-type="float">
            <text:p>2.1053605218</text:p>
          </table:table-cell>
          <table:table-cell table:formula="of:=[.B$2]*COT([.E130])" office:value-type="float" office:value="-3.55238743637987" calcext:value-type="float">
            <text:p>-3.5523874364</text:p>
          </table:table-cell>
          <table:table-cell table:formula="of:=[.F129]-[.F131]" office:value-type="float" office:value="0.266615696216271" calcext:value-type="float">
            <text:p>0.2666156962</text:p>
          </table:table-cell>
          <table:table-cell table:formula="of:=1/[.G130]" office:value-type="float" office:value="3.75071690898809" calcext:value-type="float">
            <text:p>3.750716909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PI()*[.D131]/([.B$1]-1)" office:value-type="float" office:value="2.12180865085384" calcext:value-type="float">
            <text:p>2.1218086509</text:p>
          </table:table-cell>
          <table:table-cell table:formula="of:=[.B$2]*COT([.E131])" office:value-type="float" office:value="-3.68699360065704" calcext:value-type="float">
            <text:p>-3.6869936007</text:p>
          </table:table-cell>
          <table:table-cell table:formula="of:=[.F130]-[.F132]" office:value-type="float" office:value="0.271961387514278" calcext:value-type="float">
            <text:p>0.2719613875</text:p>
          </table:table-cell>
          <table:table-cell table:formula="of:=1/[.G131]" office:value-type="float" office:value="3.6769925655255" calcext:value-type="float">
            <text:p>3.6769925655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PI()*[.D132]/([.B$1]-1)" office:value-type="float" office:value="2.13825677993023" calcext:value-type="float">
            <text:p>2.1382567799</text:p>
          </table:table-cell>
          <table:table-cell table:formula="of:=[.B$2]*COT([.E132])" office:value-type="float" office:value="-3.82434882389415" calcext:value-type="float">
            <text:p>-3.8243488239</text:p>
          </table:table-cell>
          <table:table-cell table:formula="of:=[.F131]-[.F133]" office:value-type="float" office:value="0.27762126174068" calcext:value-type="float">
            <text:p>0.2776212617</text:p>
          </table:table-cell>
          <table:table-cell table:formula="of:=1/[.G132]" office:value-type="float" office:value="3.60202959142978" calcext:value-type="float">
            <text:p>3.6020295914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PI()*[.D133]/([.B$1]-1)" office:value-type="float" office:value="2.15470490900661" calcext:value-type="float">
            <text:p>2.154704909</text:p>
          </table:table-cell>
          <table:table-cell table:formula="of:=[.B$2]*COT([.E133])" office:value-type="float" office:value="-3.96461486239772" calcext:value-type="float">
            <text:p>-3.9646148624</text:p>
          </table:table-cell>
          <table:table-cell table:formula="of:=[.F132]-[.F134]" office:value-type="float" office:value="0.283614798675744" calcext:value-type="float">
            <text:p>0.2836147987</text:p>
          </table:table-cell>
          <table:table-cell table:formula="of:=1/[.G133]" office:value-type="float" office:value="3.52590910160262" calcext:value-type="float">
            <text:p>3.5259091016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PI()*[.D134]/([.B$1]-1)" office:value-type="float" office:value="2.171153038083" calcext:value-type="float">
            <text:p>2.1711530381</text:p>
          </table:table-cell>
          <table:table-cell table:formula="of:=[.B$2]*COT([.E134])" office:value-type="float" office:value="-4.1079636225699" calcext:value-type="float">
            <text:p>-4.1079636226</text:p>
          </table:table-cell>
          <table:table-cell table:formula="of:=[.F133]-[.F135]" office:value-type="float" office:value="0.289963202393277" calcext:value-type="float">
            <text:p>0.2899632024</text:p>
          </table:table-cell>
          <table:table-cell table:formula="of:=1/[.G134]" office:value-type="float" office:value="3.44871346345423" calcext:value-type="float">
            <text:p>3.4487134635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PI()*[.D135]/([.B$1]-1)" office:value-type="float" office:value="2.18760116715938" calcext:value-type="float">
            <text:p>2.1876011672</text:p>
          </table:table-cell>
          <table:table-cell table:formula="of:=[.B$2]*COT([.E135])" office:value-type="float" office:value="-4.254578064791" calcext:value-type="float">
            <text:p>-4.2545780648</text:p>
          </table:table-cell>
          <table:table-cell table:formula="of:=[.F134]-[.F136]" office:value-type="float" office:value="0.296689578527178" calcext:value-type="float">
            <text:p>0.2966895785</text:p>
          </table:table-cell>
          <table:table-cell table:formula="of:=1/[.G135]" office:value-type="float" office:value="3.37052620777644" calcext:value-type="float">
            <text:p>3.3705262078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PI()*[.D136]/([.B$1]-1)" office:value-type="float" office:value="2.20404929623577" calcext:value-type="float">
            <text:p>2.2040492962</text:p>
          </table:table-cell>
          <table:table-cell table:formula="of:=[.B$2]*COT([.E136])" office:value-type="float" office:value="-4.40465320109707" calcext:value-type="float">
            <text:p>-4.4046532011</text:p>
          </table:table-cell>
          <table:table-cell table:formula="of:=[.F135]-[.F137]" office:value-type="float" office:value="0.303819133656201" calcext:value-type="float">
            <text:p>0.3038191337</text:p>
          </table:table-cell>
          <table:table-cell table:formula="of:=1/[.G136]" office:value-type="float" office:value="3.29143193835708" calcext:value-type="float">
            <text:p>3.2914319384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PI()*[.D137]/([.B$1]-1)" office:value-type="float" office:value="2.22049742531216" calcext:value-type="float">
            <text:p>2.2204974253</text:p>
          </table:table-cell>
          <table:table-cell table:formula="of:=[.B$2]*COT([.E137])" office:value-type="float" office:value="-4.5583971984472" calcext:value-type="float">
            <text:p>-4.5583971984</text:p>
          </table:table-cell>
          <table:table-cell table:formula="of:=[.F136]-[.F138]" office:value-type="float" office:value="0.311379399988728" calcext:value-type="float">
            <text:p>0.3113794</text:p>
          </table:table-cell>
          <table:table-cell table:formula="of:=1/[.G137]" office:value-type="float" office:value="3.21151624043273" calcext:value-type="float">
            <text:p>3.2115162404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PI()*[.D138]/([.B$1]-1)" office:value-type="float" office:value="2.23694555438854" calcext:value-type="float">
            <text:p>2.2369455544</text:p>
          </table:table-cell>
          <table:table-cell table:formula="of:=[.B$2]*COT([.E138])" office:value-type="float" office:value="-4.7160326010858" calcext:value-type="float">
            <text:p>-4.7160326011</text:p>
          </table:table-cell>
          <table:table-cell table:formula="of:=[.F137]-[.F139]" office:value-type="float" office:value="0.319400489055549" calcext:value-type="float">
            <text:p>0.3194004891</text:p>
          </table:table-cell>
          <table:table-cell table:formula="of:=1/[.G138]" office:value-type="float" office:value="3.13086558808019" calcext:value-type="float">
            <text:p>3.1308655881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PI()*[.D139]/([.B$1]-1)" office:value-type="float" office:value="2.25339368346493" calcext:value-type="float">
            <text:p>2.2533936835</text:p>
          </table:table-cell>
          <table:table-cell table:formula="of:=[.B$2]*COT([.E139])" office:value-type="float" office:value="-4.87779768750275" calcext:value-type="float">
            <text:p>-4.8777976875</text:p>
          </table:table-cell>
          <table:table-cell table:formula="of:=[.F138]-[.F140]" office:value-type="float" office:value="0.327915378743763" calcext:value-type="float">
            <text:p>0.3279153787</text:p>
          </table:table-cell>
          <table:table-cell table:formula="of:=1/[.G139]" office:value-type="float" office:value="3.04956725064551" calcext:value-type="float">
            <text:p>3.0495672506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PI()*[.D140]/([.B$1]-1)" office:value-type="float" office:value="2.26984181254132" calcext:value-type="float">
            <text:p>2.2698418125</text:p>
          </table:table-cell>
          <table:table-cell table:formula="of:=[.B$2]*COT([.E140])" office:value-type="float" office:value="-5.04394797982957" calcext:value-type="float">
            <text:p>-5.0439479798</text:p>
          </table:table-cell>
          <table:table-cell table:formula="of:=[.F139]-[.F141]" office:value-type="float" office:value="0.336960238748633" calcext:value-type="float">
            <text:p>0.3369602387</text:p>
          </table:table-cell>
          <table:table-cell table:formula="of:=1/[.G140]" office:value-type="float" office:value="2.96770919831282" calcext:value-type="float">
            <text:p>2.9677091983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PI()*[.D141]/([.B$1]-1)" office:value-type="float" office:value="2.2862899416177" calcext:value-type="float">
            <text:p>2.2862899416</text:p>
          </table:table-cell>
          <table:table-cell table:formula="of:=[.B$2]*COT([.E141])" office:value-type="float" office:value="-5.21475792625138" calcext:value-type="float">
            <text:p>-5.2147579263</text:p>
          </table:table-cell>
          <table:table-cell table:formula="of:=[.F140]-[.F142]" office:value-type="float" office:value="0.346574800408772" calcext:value-type="float">
            <text:p>0.3465748004</text:p>
          </table:table-cell>
          <table:table-cell table:formula="of:=1/[.G141]" office:value-type="float" office:value="2.88538000691492" calcext:value-type="float">
            <text:p>2.8853800069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PI()*[.D142]/([.B$1]-1)" office:value-type="float" office:value="2.30273807069409" calcext:value-type="float">
            <text:p>2.3027380707</text:p>
          </table:table-cell>
          <table:table-cell table:formula="of:=[.B$2]*COT([.E142])" office:value-type="float" office:value="-5.39052278023834" calcext:value-type="float">
            <text:p>-5.3905227802</text:p>
          </table:table-cell>
          <table:table-cell table:formula="of:=[.F141]-[.F143]" office:value-type="float" office:value="0.356802777954715" calcext:value-type="float">
            <text:p>0.356802778</text:p>
          </table:table-cell>
          <table:table-cell table:formula="of:=1/[.G142]" office:value-type="float" office:value="2.80266876208828" calcext:value-type="float">
            <text:p>2.8026687621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PI()*[.D143]/([.B$1]-1)" office:value-type="float" office:value="2.31918619977048" calcext:value-type="float">
            <text:p>2.3191861998</text:p>
          </table:table-cell>
          <table:table-cell table:formula="of:=[.B$2]*COT([.E143])" office:value-type="float" office:value="-5.57156070420609" calcext:value-type="float">
            <text:p>-5.5715607042</text:p>
          </table:table-cell>
          <table:table-cell table:formula="of:=[.F142]-[.F144]" office:value-type="float" office:value="0.367692349480565" calcext:value-type="float">
            <text:p>0.3676923495</text:p>
          </table:table-cell>
          <table:table-cell table:formula="of:=1/[.G143]" office:value-type="float" office:value="2.71966496287641" calcext:value-type="float">
            <text:p>2.7196649629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PI()*[.D144]/([.B$1]-1)" office:value-type="float" office:value="2.33563432884686" calcext:value-type="float">
            <text:p>2.3356343288</text:p>
          </table:table-cell>
          <table:table-cell table:formula="of:=[.B$2]*COT([.E144])" office:value-type="float" office:value="-5.7582151297189" calcext:value-type="float">
            <text:p>-5.7582151297</text:p>
          </table:table-cell>
          <table:table-cell table:formula="of:=[.F143]-[.F145]" office:value-type="float" office:value="0.379296707492433" calcext:value-type="float">
            <text:p>0.3792967075</text:p>
          </table:table-cell>
          <table:table-cell table:formula="of:=1/[.G144]" office:value-type="float" office:value="2.63645842488615" calcext:value-type="float">
            <text:p>2.6364584249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PI()*[.D145]/([.B$1]-1)" office:value-type="float" office:value="2.35208245792325" calcext:value-type="float">
            <text:p>2.3520824579</text:p>
          </table:table-cell>
          <table:table-cell table:formula="of:=[.B$2]*COT([.E145])" office:value-type="float" office:value="-5.95085741169853" calcext:value-type="float">
            <text:p>-5.9508574117</text:p>
          </table:table-cell>
          <table:table-cell table:formula="of:=[.F144]-[.F146]" office:value-type="float" office:value="0.391674690756735" calcext:value-type="float">
            <text:p>0.3916746908</text:p>
          </table:table-cell>
          <table:table-cell table:formula="of:=1/[.G145]" office:value-type="float" office:value="2.55313918310104" calcext:value-type="float">
            <text:p>2.5531391831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PI()*[.D146]/([.B$1]-1)" office:value-type="float" office:value="2.36853058699963" calcext:value-type="float">
            <text:p>2.368530587</text:p>
          </table:table-cell>
          <table:table-cell table:formula="of:=[.B$2]*COT([.E146])" office:value-type="float" office:value="-6.14988982047564" calcext:value-type="float">
            <text:p>-6.1498898205</text:p>
          </table:table-cell>
          <table:table-cell table:formula="of:=[.F145]-[.F147]" office:value-type="float" office:value="0.404891511443043" calcext:value-type="float">
            <text:p>0.4048915114</text:p>
          </table:table-cell>
          <table:table-cell table:formula="of:=1/[.G146]" office:value-type="float" office:value="2.46979739445753" calcext:value-type="float">
            <text:p>2.4697973945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PI()*[.D147]/([.B$1]-1)" office:value-type="float" office:value="2.38497871607602" calcext:value-type="float">
            <text:p>2.3849787161</text:p>
          </table:table-cell>
          <table:table-cell table:formula="of:=[.B$2]*COT([.E147])" office:value-type="float" office:value="-6.35574892314157" calcext:value-type="float">
            <text:p>-6.3557489231</text:p>
          </table:table-cell>
          <table:table-cell table:formula="of:=[.F146]-[.F148]" office:value-type="float" office:value="0.41901959432783" calcext:value-type="float">
            <text:p>0.4190195943</text:p>
          </table:table-cell>
          <table:table-cell table:formula="of:=1/[.G147]" office:value-type="float" office:value="2.38652324028939" calcext:value-type="float">
            <text:p>2.3865232403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PI()*[.D148]/([.B$1]-1)" office:value-type="float" office:value="2.40142684515241" calcext:value-type="float">
            <text:p>2.4014268452</text:p>
          </table:table-cell>
          <table:table-cell table:formula="of:=[.B$2]*COT([.E148])" office:value-type="float" office:value="-6.56890941480347" calcext:value-type="float">
            <text:p>-6.5689094148</text:p>
          </table:table-cell>
          <table:table-cell table:formula="of:=[.F147]-[.F149]" office:value-type="float" office:value="0.434139548220715" calcext:value-type="float">
            <text:p>0.4341395482</text:p>
          </table:table-cell>
          <table:table-cell table:formula="of:=1/[.G148]" office:value-type="float" office:value="2.30340682874531" calcext:value-type="float">
            <text:p>2.3034068287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PI()*[.D149]/([.B$1]-1)" office:value-type="float" office:value="2.41787497422879" calcext:value-type="float">
            <text:p>2.4178749742</text:p>
          </table:table-cell>
          <table:table-cell table:formula="of:=[.B$2]*COT([.E149])" office:value-type="float" office:value="-6.78988847136228" calcext:value-type="float">
            <text:p>-6.7898884714</text:p>
          </table:table-cell>
          <table:table-cell table:formula="of:=[.F148]-[.F150]" office:value-type="float" office:value="0.450341293951304" calcext:value-type="float">
            <text:p>0.450341294</text:p>
          </table:table-cell>
          <table:table-cell table:formula="of:=1/[.G149]" office:value-type="float" office:value="2.22053809728612" calcext:value-type="float">
            <text:p>2.2205380973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PI()*[.D150]/([.B$1]-1)" office:value-type="float" office:value="2.43432310330518" calcext:value-type="float">
            <text:p>2.4343231033</text:p>
          </table:table-cell>
          <table:table-cell table:formula="of:=[.B$2]*COT([.E150])" office:value-type="float" office:value="-7.01925070875477" calcext:value-type="float">
            <text:p>-7.0192507088</text:p>
          </table:table-cell>
          <table:table-cell table:formula="of:=[.F149]-[.F151]" office:value-type="float" office:value="0.467725378415686" calcext:value-type="float">
            <text:p>0.4677253784</text:p>
          </table:table-cell>
          <table:table-cell table:formula="of:=1/[.G150]" office:value-type="float" office:value="2.13800671536634" calcext:value-type="float">
            <text:p>2.1380067154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PI()*[.D151]/([.B$1]-1)" office:value-type="float" office:value="2.45077123238157" calcext:value-type="float">
            <text:p>2.4507712324</text:p>
          </table:table-cell>
          <table:table-cell table:formula="of:=[.B$2]*COT([.E151])" office:value-type="float" office:value="-7.25761384977797" calcext:value-type="float">
            <text:p>-7.2576138498</text:p>
          </table:table-cell>
          <table:table-cell table:formula="of:=[.F150]-[.F152]" office:value-type="float" office:value="0.486404510587486" calcext:value-type="float">
            <text:p>0.4864045106</text:p>
          </table:table-cell>
          <table:table-cell table:formula="of:=1/[.G151]" office:value-type="float" office:value="2.05590198740588" calcext:value-type="float">
            <text:p>2.0559019874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PI()*[.D152]/([.B$1]-1)" office:value-type="float" office:value="2.46721936145795" calcext:value-type="float">
            <text:p>2.4672193615</text:p>
          </table:table-cell>
          <table:table-cell table:formula="of:=[.B$2]*COT([.E152])" office:value-type="float" office:value="-7.50565521934226" calcext:value-type="float">
            <text:p>-7.5056552193</text:p>
          </table:table-cell>
          <table:table-cell table:formula="of:=[.F151]-[.F153]" office:value-type="float" office:value="0.506505363388595" calcext:value-type="float">
            <text:p>0.5065053634</text:p>
          </table:table-cell>
          <table:table-cell table:formula="of:=1/[.G152]" office:value-type="float" office:value="1.97431275615692" calcext:value-type="float">
            <text:p>1.9743127562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PI()*[.D153]/([.B$1]-1)" office:value-type="float" office:value="2.48366749053434" calcext:value-type="float">
            <text:p>2.4836674905</text:p>
          </table:table-cell>
          <table:table-cell table:formula="of:=[.B$2]*COT([.E153])" office:value-type="float" office:value="-7.76411921316656" calcext:value-type="float">
            <text:p>-7.7641192132</text:p>
          </table:table-cell>
          <table:table-cell table:formula="of:=[.F152]-[.F154]" office:value-type="float" office:value="0.52817069533087" calcext:value-type="float">
            <text:p>0.5281706953</text:p>
          </table:table-cell>
          <table:table-cell table:formula="of:=1/[.G153]" office:value-type="float" office:value="1.89332730657" calcext:value-type="float">
            <text:p>1.8933273066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PI()*[.D154]/([.B$1]-1)" office:value-type="float" office:value="2.50011561961073" calcext:value-type="float">
            <text:p>2.5001156196</text:p>
          </table:table-cell>
          <table:table-cell table:formula="of:=[.B$2]*COT([.E154])" office:value-type="float" office:value="-8.03382591467313" calcext:value-type="float">
            <text:p>-8.0338259147</text:p>
          </table:table-cell>
          <table:table-cell table:formula="of:=[.F153]-[.F155]" office:value-type="float" office:value="0.551561858461858" calcext:value-type="float">
            <text:p>0.5515618585</text:p>
          </table:table-cell>
          <table:table-cell table:formula="of:=1/[.G154]" office:value-type="float" office:value="1.81303327026402" calcext:value-type="float">
            <text:p>1.8130332703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PI()*[.D155]/([.B$1]-1)" office:value-type="float" office:value="2.51656374868711" calcext:value-type="float">
            <text:p>2.5165637487</text:p>
          </table:table-cell>
          <table:table-cell table:formula="of:=[.B$2]*COT([.E155])" office:value-type="float" office:value="-8.31568107162842" calcext:value-type="float">
            <text:p>-8.3156810716</text:p>
          </table:table-cell>
          <table:table-cell table:formula="of:=[.F154]-[.F156]" office:value-type="float" office:value="0.576861775141413" calcext:value-type="float">
            <text:p>0.5768617751</text:p>
          </table:table-cell>
          <table:table-cell table:formula="of:=1/[.G155]" office:value-type="float" office:value="1.73351753070284" calcext:value-type="float">
            <text:p>1.7335175307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PI()*[.D156]/([.B$1]-1)" office:value-type="float" office:value="2.5330118777635" calcext:value-type="float">
            <text:p>2.5330118778</text:p>
          </table:table-cell>
          <table:table-cell table:formula="of:=[.B$2]*COT([.E156])" office:value-type="float" office:value="-8.61068768981454" calcext:value-type="float">
            <text:p>-8.6106876898</text:p>
          </table:table-cell>
          <table:table-cell table:formula="of:=[.F155]-[.F157]" office:value-type="float" office:value="0.604278486559211" calcext:value-type="float">
            <text:p>0.6042784866</text:p>
          </table:table-cell>
          <table:table-cell table:formula="of:=1/[.G156]" office:value-type="float" office:value="1.65486612918167" calcext:value-type="float">
            <text:p>1.6548661292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PI()*[.D157]/([.B$1]-1)" office:value-type="float" office:value="2.54946000683988" calcext:value-type="float">
            <text:p>2.5494600068</text:p>
          </table:table-cell>
          <table:table-cell table:formula="of:=[.B$2]*COT([.E157])" office:value-type="float" office:value="-8.91995955818763" calcext:value-type="float">
            <text:p>-8.9199595582</text:p>
          </table:table-cell>
          <table:table-cell table:formula="of:=[.F156]-[.F158]" office:value-type="float" office:value="0.634049402039341" calcext:value-type="float">
            <text:p>0.634049402</text:p>
          </table:table-cell>
          <table:table-cell table:formula="of:=1/[.G157]" office:value-type="float" office:value="1.57716417172483" calcext:value-type="float">
            <text:p>1.5771641717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PI()*[.D158]/([.B$1]-1)" office:value-type="float" office:value="2.56590813591627" calcext:value-type="float">
            <text:p>2.5659081359</text:p>
          </table:table-cell>
          <table:table-cell table:formula="of:=[.B$2]*COT([.E158])" office:value-type="float" office:value="-9.24473709185388" calcext:value-type="float">
            <text:p>-9.2447370919</text:p>
          </table:table-cell>
          <table:table-cell table:formula="of:=[.F157]-[.F159]" office:value-type="float" office:value="0.666446411905508" calcext:value-type="float">
            <text:p>0.6664464119</text:p>
          </table:table-cell>
          <table:table-cell table:formula="of:=1/[.G158]" office:value-type="float" office:value="1.50049573699526" calcext:value-type="float">
            <text:p>1.500495737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PI()*[.D159]/([.B$1]-1)" office:value-type="float" office:value="2.58235626499266" calcext:value-type="float">
            <text:p>2.582356265</text:p>
          </table:table-cell>
          <table:table-cell table:formula="of:=[.B$2]*COT([.E159])" office:value-type="float" office:value="-9.58640597009314" calcext:value-type="float">
            <text:p>-9.5864059701</text:p>
          </table:table-cell>
          <table:table-cell table:formula="of:=[.F158]-[.F160]" office:value-type="float" office:value="0.701782070496453" calcext:value-type="float">
            <text:p>0.7017820705</text:p>
          </table:table-cell>
          <table:table-cell table:formula="of:=1/[.G159]" office:value-type="float" office:value="1.42494378531584" calcext:value-type="float">
            <text:p>1.4249437853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PI()*[.D160]/([.B$1]-1)" office:value-type="float" office:value="2.59880439406904" calcext:value-type="float">
            <text:p>2.5988043941</text:p>
          </table:table-cell>
          <table:table-cell table:formula="of:=[.B$2]*COT([.E160])" office:value-type="float" office:value="-9.94651916235033" calcext:value-type="float">
            <text:p>-9.9465191624</text:p>
          </table:table-cell>
          <table:table-cell table:formula="of:=[.F159]-[.F161]" office:value-type="float" office:value="0.740417113250198" calcext:value-type="float">
            <text:p>0.7404171133</text:p>
          </table:table-cell>
          <table:table-cell table:formula="of:=1/[.G160]" office:value-type="float" office:value="1.35059006890091" calcext:value-type="float">
            <text:p>1.3505900689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PI()*[.D161]/([.B$1]-1)" office:value-type="float" office:value="2.61525252314543" calcext:value-type="float">
            <text:p>2.6152525231</text:p>
          </table:table-cell>
          <table:table-cell table:formula="of:=[.B$2]*COT([.E161])" office:value-type="float" office:value="-10.3268230833433" calcext:value-type="float">
            <text:p>-10.3268230833</text:p>
          </table:table-cell>
          <table:table-cell table:formula="of:=[.F160]-[.F162]" office:value-type="float" office:value="0.782769647347989" calcext:value-type="float">
            <text:p>0.7827696473</text:p>
          </table:table-cell>
          <table:table-cell table:formula="of:=1/[.G161]" office:value-type="float" office:value="1.27751504339493" calcext:value-type="float">
            <text:p>1.2775150434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PI()*[.D162]/([.B$1]-1)" office:value-type="float" office:value="2.63170065222182" calcext:value-type="float">
            <text:p>2.6317006522</text:p>
          </table:table-cell>
          <table:table-cell table:formula="of:=[.B$2]*COT([.E162])" office:value-type="float" office:value="-10.7292888096983" calcext:value-type="float">
            <text:p>-10.7292888097</text:p>
          </table:table-cell>
          <table:table-cell table:formula="of:=[.F161]-[.F163]" office:value-type="float" office:value="0.829326455821555" calcext:value-type="float">
            <text:p>0.8293264558</text:p>
          </table:table-cell>
          <table:table-cell table:formula="of:=1/[.G162]" office:value-type="float" office:value="1.20579778081404" calcext:value-type="float">
            <text:p>1.2057977808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formula="of:=PI()*[.D163]/([.B$1]-1)" office:value-type="float" office:value="2.6481487812982" calcext:value-type="float">
            <text:p>2.6481487813</text:p>
          </table:table-cell>
          <table:table-cell table:formula="of:=[.B$2]*COT([.E163])" office:value-type="float" office:value="-11.1561495391649" calcext:value-type="float">
            <text:p>-11.1561495392</text:p>
          </table:table-cell>
          <table:table-cell table:formula="of:=[.F162]-[.F164]" office:value-type="float" office:value="0.880656989570715" calcext:value-type="float">
            <text:p>0.8806569896</text:p>
          </table:table-cell>
          <table:table-cell table:formula="of:=1/[.G163]" office:value-type="float" office:value="1.13551588398505" calcext:value-type="float">
            <text:p>1.135515884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formula="of:=PI()*[.D164]/([.B$1]-1)" office:value-type="float" office:value="2.66459691037459" calcext:value-type="float">
            <text:p>2.6645969104</text:p>
          </table:table-cell>
          <table:table-cell table:formula="of:=[.B$2]*COT([.E164])" office:value-type="float" office:value="-11.609945799269" calcext:value-type="float">
            <text:p>-11.6099457993</text:p>
          </table:table-cell>
          <table:table-cell table:formula="of:=[.F163]-[.F165]" office:value-type="float" office:value="0.937430803626649" calcext:value-type="float">
            <text:p>0.9374308036</text:p>
          </table:table-cell>
          <table:table-cell table:formula="of:=1/[.G164]" office:value-type="float" office:value="1.06674540257402" calcext:value-type="float">
            <text:p>1.0667454026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formula="of:=PI()*[.D165]/([.B$1]-1)" office:value-type="float" office:value="2.68104503945097" calcext:value-type="float">
            <text:p>2.6810450395</text:p>
          </table:table-cell>
          <table:table-cell table:formula="of:=[.B$2]*COT([.E165])" office:value-type="float" office:value="-12.0935803427915" calcext:value-type="float">
            <text:p>-12.0935803428</text:p>
          </table:table-cell>
          <table:table-cell table:formula="of:=[.F164]-[.F166]" office:value-type="float" office:value="1.00043944222926" calcext:value-type="float">
            <text:p>1.0004394422</text:p>
          </table:table-cell>
          <table:table-cell table:formula="of:=1/[.G165]" office:value-type="float" office:value="0.999560750795387" calcext:value-type="float">
            <text:p>0.9995607508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formula="of:=PI()*[.D166]/([.B$1]-1)" office:value-type="float" office:value="2.69749316852736" calcext:value-type="float">
            <text:p>2.6974931685</text:p>
          </table:table-cell>
          <table:table-cell table:formula="of:=[.B$2]*COT([.E166])" office:value-type="float" office:value="-12.6103852414983" calcext:value-type="float">
            <text:p>-12.6103852415</text:p>
          </table:table-cell>
          <table:table-cell table:formula="of:=[.F165]-[.F167]" office:value-type="float" office:value="1.07062411950254" calcext:value-type="float">
            <text:p>1.0706241195</text:p>
          </table:table-cell>
          <table:table-cell table:formula="of:=1/[.G166]" office:value-type="float" office:value="0.934034626890945" calcext:value-type="float">
            <text:p>0.9340346269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PI()*[.D167]/([.B$1]-1)" office:value-type="float" office:value="2.71394129760375" calcext:value-type="float">
            <text:p>2.7139412976</text:p>
          </table:table-cell>
          <table:table-cell table:formula="of:=[.B$2]*COT([.E167])" office:value-type="float" office:value="-13.1642044622941" calcext:value-type="float">
            <text:p>-13.1642044623</text:p>
          </table:table-cell>
          <table:table-cell table:formula="of:=[.F166]-[.F168]" office:value-type="float" office:value="1.14911101940666" calcext:value-type="float">
            <text:p>1.1491110194</text:p>
          </table:table-cell>
          <table:table-cell table:formula="of:=1/[.G167]" office:value-type="float" office:value="0.870237934465503" calcext:value-type="float">
            <text:p>0.8702379345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formula="of:=PI()*[.D168]/([.B$1]-1)" office:value-type="float" office:value="2.73038942668013" calcext:value-type="float">
            <text:p>2.7303894267</text:p>
          </table:table-cell>
          <table:table-cell table:formula="of:=[.B$2]*COT([.E168])" office:value-type="float" office:value="-13.759496260905" calcext:value-type="float">
            <text:p>-13.7594962609</text:p>
          </table:table-cell>
          <table:table-cell table:formula="of:=[.F167]-[.F169]" office:value-type="float" office:value="1.23725671093341" calcext:value-type="float">
            <text:p>1.2372567109</text:p>
          </table:table-cell>
          <table:table-cell table:formula="of:=1/[.G168]" office:value-type="float" office:value="0.808239705764525" calcext:value-type="float">
            <text:p>0.8082397058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PI()*[.D169]/([.B$1]-1)" office:value-type="float" office:value="2.74683755575652" calcext:value-type="float">
            <text:p>2.7468375558</text:p>
          </table:table-cell>
          <table:table-cell table:formula="of:=[.B$2]*COT([.E169])" office:value-type="float" office:value="-14.4014611732275" calcext:value-type="float">
            <text:p>-14.4014611732</text:p>
          </table:table-cell>
          <table:table-cell table:formula="of:=[.F168]-[.F170]" office:value-type="float" office:value="1.33670713405986" calcext:value-type="float">
            <text:p>1.3367071341</text:p>
          </table:table-cell>
          <table:table-cell table:formula="of:=1/[.G169]" office:value-type="float" office:value="0.748107026976648" calcext:value-type="float">
            <text:p>0.748107027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formula="of:=PI()*[.D170]/([.B$1]-1)" office:value-type="float" office:value="2.76328568483291" calcext:value-type="float">
            <text:p>2.7632856848</text:p>
          </table:table-cell>
          <table:table-cell table:formula="of:=[.B$2]*COT([.E170])" office:value-type="float" office:value="-15.0962033949648" calcext:value-type="float">
            <text:p>-15.096203395</text:p>
          </table:table-cell>
          <table:table-cell table:formula="of:=[.F169]-[.F171]" office:value-type="float" office:value="1.44947499989304" calcext:value-type="float">
            <text:p>1.4494749999</text:p>
          </table:table-cell>
          <table:table-cell table:formula="of:=1/[.G170]" office:value-type="float" office:value="0.689904965641898" calcext:value-type="float">
            <text:p>0.6899049656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formula="of:=PI()*[.D171]/([.B$1]-1)" office:value-type="float" office:value="2.77973381390929" calcext:value-type="float">
            <text:p>2.7797338139</text:p>
          </table:table-cell>
          <table:table-cell table:formula="of:=[.B$2]*COT([.E171])" office:value-type="float" office:value="-15.8509361731205" calcext:value-type="float">
            <text:p>-15.8509361731</text:p>
          </table:table-cell>
          <table:table-cell table:formula="of:=[.F170]-[.F172]" office:value-type="float" office:value="1.57804248502908" calcext:value-type="float">
            <text:p>1.578042485</text:p>
          </table:table-cell>
          <table:table-cell table:formula="of:=1/[.G171]" office:value-type="float" office:value="0.633696500244459" calcext:value-type="float">
            <text:p>0.6336965002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PI()*[.D172]/([.B$1]-1)" office:value-type="float" office:value="2.79618194298568" calcext:value-type="float">
            <text:p>2.796181943</text:p>
          </table:table-cell>
          <table:table-cell table:formula="of:=[.B$2]*COT([.E172])" office:value-type="float" office:value="-16.6742458799939" calcext:value-type="float">
            <text:p>-16.67424588</text:p>
          </table:table-cell>
          <table:table-cell table:formula="of:=[.F171]-[.F173]" office:value-type="float" office:value="1.72549913545705" calcext:value-type="float">
            <text:p>1.7254991355</text:p>
          </table:table-cell>
          <table:table-cell table:formula="of:=1/[.G172]" office:value-type="float" office:value="0.579542452065685" calcext:value-type="float">
            <text:p>0.5795424521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PI()*[.D173]/([.B$1]-1)" office:value-type="float" office:value="2.81263007206207" calcext:value-type="float">
            <text:p>2.8126300721</text:p>
          </table:table-cell>
          <table:table-cell table:formula="of:=[.B$2]*COT([.E173])" office:value-type="float" office:value="-17.5764353085776" calcext:value-type="float">
            <text:p>-17.5764353086</text:p>
          </table:table-cell>
          <table:table-cell table:formula="of:=[.F172]-[.F174]" office:value-type="float" office:value="1.89572949621926" calcext:value-type="float">
            <text:p>1.8957294962</text:p>
          </table:table-cell>
          <table:table-cell table:formula="of:=1/[.G173]" office:value-type="float" office:value="0.527501419371459" calcext:value-type="float">
            <text:p>0.5275014194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formula="of:=PI()*[.D174]/([.B$1]-1)" office:value-type="float" office:value="2.82907820113845" calcext:value-type="float">
            <text:p>2.8290782011</text:p>
          </table:table-cell>
          <table:table-cell table:formula="of:=[.B$2]*COT([.E174])" office:value-type="float" office:value="-18.5699753762132" calcext:value-type="float">
            <text:p>-18.5699753762</text:p>
          </table:table-cell>
          <table:table-cell table:formula="of:=[.F173]-[.F175]" office:value-type="float" office:value="2.0936720867192" calcext:value-type="float">
            <text:p>2.0936720867</text:p>
          </table:table-cell>
          <table:table-cell table:formula="of:=1/[.G174]" office:value-type="float" office:value="0.477629714005028" calcext:value-type="float">
            <text:p>0.477629714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formula="of:=PI()*[.D175]/([.B$1]-1)" office:value-type="float" office:value="2.84552633021484" calcext:value-type="float">
            <text:p>2.8455263302</text:p>
          </table:table-cell>
          <table:table-cell table:formula="of:=[.B$2]*COT([.E175])" office:value-type="float" office:value="-19.6701073952968" calcext:value-type="float">
            <text:p>-19.6701073953</text:p>
          </table:table-cell>
          <table:table-cell table:formula="of:=[.F174]-[.F176]" office:value-type="float" office:value="2.32568253304188" calcext:value-type="float">
            <text:p>2.325682533</text:p>
          </table:table-cell>
          <table:table-cell table:formula="of:=1/[.G175]" office:value-type="float" office:value="0.429981300453785" calcext:value-type="float">
            <text:p>0.4299813005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formula="of:=PI()*[.D176]/([.B$1]-1)" office:value-type="float" office:value="2.86197445929122" calcext:value-type="float">
            <text:p>2.8619744593</text:p>
          </table:table-cell>
          <table:table-cell table:formula="of:=[.B$2]*COT([.E176])" office:value-type="float" office:value="-20.895657909255" calcext:value-type="float">
            <text:p>-20.8956579093</text:p>
          </table:table-cell>
          <table:table-cell table:formula="of:=[.F175]-[.F177]" office:value-type="float" office:value="2.60005169582394" calcext:value-type="float">
            <text:p>2.6000516958</text:p>
          </table:table-cell>
          <table:table-cell table:formula="of:=1/[.G176]" office:value-type="float" office:value="0.3846077374562" calcext:value-type="float">
            <text:p>0.3846077375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PI()*[.D177]/([.B$1]-1)" office:value-type="float" office:value="2.87842258836761" calcext:value-type="float">
            <text:p>2.8784225884</text:p>
          </table:table-cell>
          <table:table-cell table:formula="of:=[.B$2]*COT([.E177])" office:value-type="float" office:value="-22.2701590911207" calcext:value-type="float">
            <text:p>-22.2701590911</text:p>
          </table:table-cell>
          <table:table-cell table:formula="of:=[.F176]-[.F178]" office:value-type="float" office:value="2.92775939135739" calcext:value-type="float">
            <text:p>2.9277593914</text:p>
          </table:table-cell>
          <table:table-cell table:formula="of:=1/[.G177]" office:value-type="float" office:value="0.341558122211802" calcext:value-type="float">
            <text:p>0.3415581222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formula="of:=PI()*[.D178]/([.B$1]-1)" office:value-type="float" office:value="2.894870717444" calcext:value-type="float">
            <text:p>2.8948707174</text:p>
          </table:table-cell>
          <table:table-cell table:formula="of:=[.B$2]*COT([.E178])" office:value-type="float" office:value="-23.8234173006124" calcext:value-type="float">
            <text:p>-23.8234173006</text:p>
          </table:table-cell>
          <table:table-cell table:formula="of:=[.F177]-[.F179]" office:value-type="float" office:value="-22.2701590911207" calcext:value-type="float">
            <text:p>-22.2701590911</text:p>
          </table:table-cell>
          <table:table-cell table:formula="of:=1/[.G178]" office:value-type="float" office:value="-0.0449031367898359" calcext:value-type="float">
            <text:p>-0.0449031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17:59.757817270</meta:creation-date>
    <dc:date>2017-12-04T10:28:35.404568100</dc:date>
    <meta:editing-duration>P2DT19H48M37S</meta:editing-duration>
    <meta:editing-cycles>1</meta:editing-cycles>
    <meta:document-statistic meta:table-count="1" meta:cell-count="89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5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89cm" svg:height="17.086cm" xlink:href=".." xlink:type="simple" chart:class="chart:scatter" chart:style-name="ch1">
        <chart:legend chart:legend-position="end" svg:x="28.337cm" svg:y="8.244cm" style:legend-expansion="high" chart:style-name="ch2"/>
        <chart:plot-area chart:style-name="ch3" table:cell-range-address="Sheet1.F3:Sheet1.F200 Sheet1.H3:Sheet1.H200" svg:x="0.623cm" svg:y="0.341cm" svg:width="27.091cm" svg:height="16.404cm">
          <chartooo:coordinate-region svg:x="0.861cm" svg:y="0.54cm" svg:width="26.667cm" svg:height="15.5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200" chart:class="chart:scatter">
            <chart:domain table:cell-range-address="Sheet1.F3:Sheet1.F200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.750232715137">
                <text:p>364.750232715137</text:p>
                <draw:g>
                  <svg:desc>Sheet1.F3:Sheet1.F200</svg:desc>
                </draw:g>
              </table:table-cell>
              <table:table-cell office:value-type="float" office:value="0">
                <text:p>0</text:p>
                <draw:g>
                  <svg:desc>Sheet1.H3:Sheet1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.325767519965">
                <text:p>182.325767519965</text:p>
              </table:table-cell>
              <table:table-cell office:value-type="float" office:value="0.00411091983610604">
                <text:p>0.00411091983610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495671724421">
                <text:p>121.495671724421</text:p>
              </table:table-cell>
              <table:table-cell office:value-type="float" office:value="0.0109575101763204">
                <text:p>0.010957510176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0641593709682">
                <text:p>91.0641593709682</text:p>
              </table:table-cell>
              <table:table-cell office:value-type="float" office:value="0.0205323625565541">
                <text:p>0.0205323625565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7920704098812">
                <text:p>72.7920704098812</text:p>
              </table:table-cell>
              <table:table-cell office:value-type="float" office:value="0.0328251163525416">
                <text:p>0.032825116352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996824362941">
                <text:p>60.5996824362941</text:p>
              </table:table-cell>
              <table:table-cell office:value-type="float" office:value="0.047822469990722">
                <text:p>0.04782246999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813980796145">
                <text:p>51.8813980796145</text:p>
              </table:table-cell>
              <table:table-cell office:value-type="float" office:value="0.0655081953414224">
                <text:p>0.0655081953414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3344168494755">
                <text:p>45.3344168494755</text:p>
              </table:table-cell>
              <table:table-cell office:value-type="float" office:value="0.0858631552787692">
                <text:p>0.0858631552787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349590831284">
                <text:p>40.2349590831284</text:p>
              </table:table-cell>
              <table:table-cell office:value-type="float" office:value="0.108865324388325">
                <text:p>0.10886532438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1487555232576">
                <text:p>36.1487555232576</text:p>
              </table:table-cell>
              <table:table-cell office:value-type="float" office:value="0.134489812800044">
                <text:p>0.13448981280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994516704832">
                <text:p>32.7994516704832</text:p>
              </table:table-cell>
              <table:table-cell office:value-type="float" office:value="0.162708893120764">
                <text:p>0.162708893120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0028099586363">
                <text:p>30.0028099586363</text:p>
              </table:table-cell>
              <table:table-cell office:value-type="float" office:value="0.193492030437076">
                <text:p>0.193492030437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6312801559194">
                <text:p>27.6312801559194</text:p>
              </table:table-cell>
              <table:table-cell office:value-type="float" office:value="0.226805915356127">
                <text:p>0.226805915356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93753878993">
                <text:p>25.593753878993</text:p>
              </table:table-cell>
              <table:table-cell office:value-type="float" office:value="0.262614500048584">
                <text:p>0.26261450004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8234173006125">
                <text:p>23.8234173006125</text:p>
              </table:table-cell>
              <table:table-cell office:value-type="float" office:value="0.300879037254778">
                <text:p>0.300879037254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2701590911208">
                <text:p>22.2701590911208</text:p>
              </table:table-cell>
              <table:table-cell office:value-type="float" office:value="0.341558122211799">
                <text:p>0.341558122211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956579092551">
                <text:p>20.8956579092551</text:p>
              </table:table-cell>
              <table:table-cell office:value-type="float" office:value="0.384607737456196">
                <text:p>0.38460773745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6701073952968">
                <text:p>19.6701073952968</text:p>
              </table:table-cell>
              <table:table-cell office:value-type="float" office:value="0.429981300453783">
                <text:p>0.429981300453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699753762132">
                <text:p>18.5699753762132</text:p>
              </table:table-cell>
              <table:table-cell office:value-type="float" office:value="0.477629714005024">
                <text:p>0.477629714005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5764353085776">
                <text:p>17.5764353085776</text:p>
              </table:table-cell>
              <table:table-cell office:value-type="float" office:value="0.527501419371462">
                <text:p>0.527501419371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6742458799939">
                <text:p>16.6742458799939</text:p>
              </table:table-cell>
              <table:table-cell office:value-type="float" office:value="0.579542452065683">
                <text:p>0.579542452065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509361731205">
                <text:p>15.8509361731205</text:p>
              </table:table-cell>
              <table:table-cell office:value-type="float" office:value="0.633696500244457">
                <text:p>0.633696500244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0962033949648">
                <text:p>15.0962033949648</text:p>
              </table:table-cell>
              <table:table-cell office:value-type="float" office:value="0.689904965641894">
                <text:p>0.689904965641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014611732275">
                <text:p>14.4014611732275</text:p>
              </table:table-cell>
              <table:table-cell office:value-type="float" office:value="0.748107026976642">
                <text:p>0.748107026976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59496260905">
                <text:p>13.759496260905</text:p>
              </table:table-cell>
              <table:table-cell office:value-type="float" office:value="0.80823970576454">
                <text:p>0.80823970576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1642044622941">
                <text:p>13.1642044622941</text:p>
              </table:table-cell>
              <table:table-cell office:value-type="float" office:value="0.870237934465513">
                <text:p>0.870237934465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103852414983">
                <text:p>12.6103852414983</text:p>
              </table:table-cell>
              <table:table-cell office:value-type="float" office:value="0.934034626890942">
                <text:p>0.934034626890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0935803427916">
                <text:p>12.0935803427916</text:p>
              </table:table-cell>
              <table:table-cell office:value-type="float" office:value="0.999560750795378">
                <text:p>0.999560750795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609945799269">
                <text:p>11.609945799269</text:p>
              </table:table-cell>
              <table:table-cell office:value-type="float" office:value="1.06674540257402">
                <text:p>1.06674540257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1561495391649">
                <text:p>11.1561495391649</text:p>
              </table:table-cell>
              <table:table-cell office:value-type="float" office:value="1.13551588398506">
                <text:p>1.13551588398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292888096983">
                <text:p>10.7292888096983</text:p>
              </table:table-cell>
              <table:table-cell office:value-type="float" office:value="1.20579778081403">
                <text:p>1.20579778081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268230833433">
                <text:p>10.3268230833433</text:p>
              </table:table-cell>
              <table:table-cell office:value-type="float" office:value="1.27751504339492">
                <text:p>1.27751504339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4651916235034">
                <text:p>9.94651916235034</text:p>
              </table:table-cell>
              <table:table-cell office:value-type="float" office:value="1.35059006890092">
                <text:p>1.35059006890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8640597009315">
                <text:p>9.58640597009315</text:p>
              </table:table-cell>
              <table:table-cell office:value-type="float" office:value="1.42494378531585">
                <text:p>1.42494378531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4473709185389">
                <text:p>9.24473709185389</text:p>
              </table:table-cell>
              <table:table-cell office:value-type="float" office:value="1.50049573699525">
                <text:p>1.50049573699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91995955818764">
                <text:p>8.91995955818764</text:p>
              </table:table-cell>
              <table:table-cell office:value-type="float" office:value="1.57716417172482">
                <text:p>1.57716417172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61068768981455">
                <text:p>8.61068768981455</text:p>
              </table:table-cell>
              <table:table-cell office:value-type="float" office:value="1.65486612918166">
                <text:p>1.6548661291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31568107162842">
                <text:p>8.31568107162842</text:p>
              </table:table-cell>
              <table:table-cell office:value-type="float" office:value="1.73351753070282">
                <text:p>1.73351753070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3382591467313">
                <text:p>8.03382591467313</text:p>
              </table:table-cell>
              <table:table-cell office:value-type="float" office:value="1.81303327026405">
                <text:p>1.81303327026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6411921316657">
                <text:p>7.76411921316657</text:p>
              </table:table-cell>
              <table:table-cell office:value-type="float" office:value="1.89332730657002">
                <text:p>1.89332730657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0565521934226">
                <text:p>7.50565521934226</text:p>
              </table:table-cell>
              <table:table-cell office:value-type="float" office:value="1.9743127561569">
                <text:p>1.9743127561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5761384977797">
                <text:p>7.25761384977797</text:p>
              </table:table-cell>
              <table:table-cell office:value-type="float" office:value="2.05590198740587">
                <text:p>2.05590198740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1925070875477">
                <text:p>7.01925070875477</text:p>
              </table:table-cell>
              <table:table-cell office:value-type="float" office:value="2.13800671536633">
                <text:p>2.13800671536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78988847136228">
                <text:p>6.78988847136228</text:p>
              </table:table-cell>
              <table:table-cell office:value-type="float" office:value="2.22053809728614">
                <text:p>2.22053809728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6890941480347">
                <text:p>6.56890941480347</text:p>
              </table:table-cell>
              <table:table-cell office:value-type="float" office:value="2.30340682874534">
                <text:p>2.30340682874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5574892314157">
                <text:p>6.35574892314157</text:p>
              </table:table-cell>
              <table:table-cell office:value-type="float" office:value="2.38652324028938">
                <text:p>2.38652324028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4988982047564">
                <text:p>6.14988982047564</text:p>
              </table:table-cell>
              <table:table-cell office:value-type="float" office:value="2.46979739445751">
                <text:p>2.46979739445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5085741169853">
                <text:p>5.95085741169853</text:p>
              </table:table-cell>
              <table:table-cell office:value-type="float" office:value="2.55313918310103">
                <text:p>2.55313918310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582151297189">
                <text:p>5.7582151297189</text:p>
              </table:table-cell>
              <table:table-cell office:value-type="float" office:value="2.63645842488616">
                <text:p>2.63645842488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7156070420609">
                <text:p>5.57156070420609</text:p>
              </table:table-cell>
              <table:table-cell office:value-type="float" office:value="2.71966496287643">
                <text:p>2.71966496287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9052278023834">
                <text:p>5.39052278023834</text:p>
              </table:table-cell>
              <table:table-cell office:value-type="float" office:value="2.80266876208827">
                <text:p>2.80266876208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1475792625138">
                <text:p>5.21475792625138</text:p>
              </table:table-cell>
              <table:table-cell office:value-type="float" office:value="2.8853800069149">
                <text:p>2.8853800069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4394797982957">
                <text:p>5.04394797982957</text:p>
              </table:table-cell>
              <table:table-cell office:value-type="float" office:value="2.96770919831281">
                <text:p>2.96770919831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7779768750275">
                <text:p>4.87779768750275</text:p>
              </table:table-cell>
              <table:table-cell office:value-type="float" office:value="3.04956725064549">
                <text:p>3.049567250645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60326010858">
                <text:p>4.7160326010858</text:p>
              </table:table-cell>
              <table:table-cell office:value-type="float" office:value="3.13086558808021">
                <text:p>3.13086558808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583971984472">
                <text:p>4.5583971984472</text:p>
              </table:table-cell>
              <table:table-cell office:value-type="float" office:value="3.21151624043277">
                <text:p>3.21151624043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0465320109708">
                <text:p>4.40465320109708</text:p>
              </table:table-cell>
              <table:table-cell office:value-type="float" office:value="3.29143193835705">
                <text:p>3.29143193835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5457806479099">
                <text:p>4.25457806479099</text:p>
              </table:table-cell>
              <table:table-cell office:value-type="float" office:value="3.37052620777643">
                <text:p>3.37052620777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079636225699">
                <text:p>4.1079636225699</text:p>
              </table:table-cell>
              <table:table-cell office:value-type="float" office:value="3.44871346345423">
                <text:p>3.44871346345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6461486239772">
                <text:p>3.96461486239772</text:p>
              </table:table-cell>
              <table:table-cell office:value-type="float" office:value="3.52590910160264">
                <text:p>3.52590910160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2434882389416">
                <text:p>3.82434882389416</text:p>
              </table:table-cell>
              <table:table-cell office:value-type="float" office:value="3.60202959142981">
                <text:p>3.60202959142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8699360065704">
                <text:p>3.68699360065704</text:p>
              </table:table-cell>
              <table:table-cell office:value-type="float" office:value="3.67699256552547">
                <text:p>3.67699256552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5238743637987">
                <text:p>3.55238743637987</text:p>
              </table:table-cell>
              <table:table-cell office:value-type="float" office:value="3.75071690898805">
                <text:p>3.75071690898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037790444077">
                <text:p>3.42037790444077</text:p>
              </table:table-cell>
              <table:table-cell office:value-type="float" office:value="3.82312284719639">
                <text:p>3.82312284719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9082116190524">
                <text:p>3.29082116190524</text:p>
              </table:table-cell>
              <table:table-cell office:value-type="float" office:value="3.89413203213092">
                <text:p>3.89413203213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6358126997925">
                <text:p>3.16358126997925</text:p>
              </table:table-cell>
              <table:table-cell office:value-type="float" office:value="3.96366762715182">
                <text:p>3.96366762715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3852957389473">
                <text:p>3.03852957389473</text:p>
              </table:table-cell>
              <table:table-cell office:value-type="float" office:value="4.03165439014107">
                <text:p>4.03165439014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1554413603112">
                <text:p>2.91554413603112</text:p>
              </table:table-cell>
              <table:table-cell office:value-type="float" office:value="4.09801875491936">
                <text:p>4.0980187549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9450921678934">
                <text:p>2.79450921678934</text:p>
              </table:table-cell>
              <table:table-cell office:value-type="float" office:value="4.16268891084982">
                <text:p>4.162688910849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7531479835624">
                <text:p>2.67531479835624</text:p>
              </table:table-cell>
              <table:table-cell office:value-type="float" office:value="4.22559488054155">
                <text:p>4.22559488054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5785614703935">
                <text:p>2.55785614703935</text:p>
              </table:table-cell>
              <table:table-cell office:value-type="float" office:value="4.28666859557017">
                <text:p>4.28666859557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4203341032606">
                <text:p>2.44203341032606</text:p>
              </table:table-cell>
              <table:table-cell office:value-type="float" office:value="4.34584397013209">
                <text:p>4.34584397013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2775124523599">
                <text:p>2.32775124523599</text:p>
              </table:table-cell>
              <table:table-cell office:value-type="float" office:value="4.40305697255369">
                <text:p>4.40305697255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1491847489973">
                <text:p>2.21491847489973</text:p>
              </table:table-cell>
              <table:table-cell office:value-type="float" office:value="4.45824569457813">
                <text:p>4.45824569457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0344777061678">
                <text:p>2.10344777061678</text:p>
              </table:table-cell>
              <table:table-cell office:value-type="float" office:value="4.51135041835391">
                <text:p>4.511350418353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9325535692698">
                <text:p>1.99325535692698</text:p>
              </table:table-cell>
              <table:table-cell office:value-type="float" office:value="4.56231368105357">
                <text:p>4.56231368105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426073747769">
                <text:p>1.88426073747769</text:p>
              </table:table-cell>
              <table:table-cell office:value-type="float" office:value="4.61108033705243">
                <text:p>4.61108033705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638643968767">
                <text:p>1.77638643968767</text:p>
              </table:table-cell>
              <table:table-cell office:value-type="float" office:value="4.65759761759958">
                <text:p>4.6575976175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6955777640151">
                <text:p>1.66955777640151</text:p>
              </table:table-cell>
              <table:table-cell office:value-type="float" office:value="4.70181518791748">
                <text:p>4.70181518791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6370262289926">
                <text:p>1.56370262289926</text:p>
              </table:table-cell>
              <table:table-cell office:value-type="float" office:value="4.74368520166716">
                <text:p>4.74368520166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5875120777664">
                <text:p>1.45875120777664</text:p>
              </table:table-cell>
              <table:table-cell office:value-type="float" office:value="4.78316235272135">
                <text:p>4.78316235272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5463591634454">
                <text:p>1.35463591634454</text:p>
              </table:table-cell>
              <table:table-cell office:value-type="float" office:value="4.82020392418867">
                <text:p>4.82020392418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5129110531463">
                <text:p>1.25129110531463</text:p>
              </table:table-cell>
              <table:table-cell office:value-type="float" office:value="4.85476983463614">
                <text:p>4.85476983463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4865292764226">
                <text:p>1.14865292764226</text:p>
              </table:table-cell>
              <table:table-cell office:value-type="float" office:value="4.88682268145992">
                <text:p>4.88682268145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4665916648986">
                <text:p>1.04665916648986</text:p>
              </table:table-cell>
              <table:table-cell office:value-type="float" office:value="4.9163277813573">
                <text:p>4.9163277813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5249077355471">
                <text:p>0.945249077355471</text:p>
              </table:table-cell>
              <table:table-cell office:value-type="float" office:value="4.94325320785664">
                <text:p>4.94325320785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4363237482897">
                <text:p>0.844363237482897</text:p>
              </table:table-cell>
              <table:table-cell office:value-type="float" office:value="4.96756982586363">
                <text:p>4.96756982586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3943401732452">
                <text:p>0.743943401732452</text:p>
              </table:table-cell>
              <table:table-cell office:value-type="float" office:value="4.98925132318737">
                <text:p>4.98925132318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3932364146744">
                <text:p>0.643932364146744</text:p>
              </table:table-cell>
              <table:table-cell office:value-type="float" office:value="5.0082742390122">
                <text:p>5.0082742390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427382449356">
                <text:p>0.54427382449356</text:p>
              </table:table-cell>
              <table:table-cell office:value-type="float" office:value="5.0246179892837">
                <text:p>5.0246179892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4912259109355">
                <text:p>0.444912259109355</text:p>
              </table:table-cell>
              <table:table-cell office:value-type="float" office:value="5.0382648889818">
                <text:p>5.0382648889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5792795402195">
                <text:p>0.345792795402195</text:p>
              </table:table-cell>
              <table:table-cell office:value-type="float" office:value="5.04920017125739">
                <text:p>5.04920017125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6861089402812">
                <text:p>0.246861089402812</text:p>
              </table:table-cell>
              <table:table-cell office:value-type="float" office:value="5.05741200341098">
                <text:p>5.0574120034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8063205776998">
                <text:p>0.148063205776998</text:p>
              </table:table-cell>
              <table:table-cell office:value-type="float" office:value="5.06289149969646">
                <text:p>5.062891499696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93454997323732">
                <text:p>0.0493454997323732</text:p>
              </table:table-cell>
              <table:table-cell office:value-type="float" office:value="5.0656327309361">
                <text:p>5.0656327309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3454997323739">
                <text:p>-0.0493454997323739</text:p>
              </table:table-cell>
              <table:table-cell office:value-type="float" office:value="5.06563273093614">
                <text:p>5.06563273093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48063205776997">
                <text:p>-0.148063205776997</text:p>
              </table:table-cell>
              <table:table-cell office:value-type="float" office:value="5.06289149969653">
                <text:p>5.06289149969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4686108940281">
                <text:p>-0.24686108940281</text:p>
              </table:table-cell>
              <table:table-cell office:value-type="float" office:value="5.05741200341098">
                <text:p>5.05741200341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45792795402195">
                <text:p>-0.345792795402195</text:p>
              </table:table-cell>
              <table:table-cell office:value-type="float" office:value="5.04920017125733">
                <text:p>5.04920017125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44912259109355">
                <text:p>-0.444912259109355</text:p>
              </table:table-cell>
              <table:table-cell office:value-type="float" office:value="5.03826488898177">
                <text:p>5.03826488898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44273824493561">
                <text:p>-0.544273824493561</text:p>
              </table:table-cell>
              <table:table-cell office:value-type="float" office:value="5.02461798928373">
                <text:p>5.02461798928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43932364146744">
                <text:p>-0.643932364146744</text:p>
              </table:table-cell>
              <table:table-cell office:value-type="float" office:value="5.00827423901227">
                <text:p>5.00827423901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74394340173245">
                <text:p>-0.74394340173245</text:p>
              </table:table-cell>
              <table:table-cell office:value-type="float" office:value="4.98925132318733">
                <text:p>4.98925132318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844363237482898">
                <text:p>-0.844363237482898</text:p>
              </table:table-cell>
              <table:table-cell office:value-type="float" office:value="4.96756982586356">
                <text:p>4.96756982586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45249077355472">
                <text:p>-0.945249077355472</text:p>
              </table:table-cell>
              <table:table-cell office:value-type="float" office:value="4.94325320785668">
                <text:p>4.94325320785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04665916648986">
                <text:p>-1.04665916648986</text:p>
              </table:table-cell>
              <table:table-cell office:value-type="float" office:value="4.91632778135734">
                <text:p>4.916327781357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14865292764226">
                <text:p>-1.14865292764226</text:p>
              </table:table-cell>
              <table:table-cell office:value-type="float" office:value="4.88682268145992">
                <text:p>4.886822681459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5129110531463">
                <text:p>-1.25129110531463</text:p>
              </table:table-cell>
              <table:table-cell office:value-type="float" office:value="4.85476983463617">
                <text:p>4.854769834636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35463591634454">
                <text:p>-1.35463591634454</text:p>
              </table:table-cell>
              <table:table-cell office:value-type="float" office:value="4.82020392418864">
                <text:p>4.82020392418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45875120777665">
                <text:p>-1.45875120777665</text:p>
              </table:table-cell>
              <table:table-cell office:value-type="float" office:value="4.78316235272131">
                <text:p>4.78316235272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6370262289926">
                <text:p>-1.56370262289926</text:p>
              </table:table-cell>
              <table:table-cell office:value-type="float" office:value="4.74368520166718">
                <text:p>4.743685201667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66955777640151">
                <text:p>-1.66955777640151</text:p>
              </table:table-cell>
              <table:table-cell office:value-type="float" office:value="4.70181518791752">
                <text:p>4.70181518791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77638643968767">
                <text:p>-1.77638643968767</text:p>
              </table:table-cell>
              <table:table-cell office:value-type="float" office:value="4.65759761759964">
                <text:p>4.65759761759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88426073747769">
                <text:p>-1.88426073747769</text:p>
              </table:table-cell>
              <table:table-cell office:value-type="float" office:value="4.61108033705237">
                <text:p>4.61108033705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99325535692698">
                <text:p>-1.99325535692698</text:p>
              </table:table-cell>
              <table:table-cell office:value-type="float" office:value="4.56231368105353">
                <text:p>4.56231368105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10344777061678">
                <text:p>-2.10344777061678</text:p>
              </table:table-cell>
              <table:table-cell office:value-type="float" office:value="4.51135041835393">
                <text:p>4.511350418353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21491847489972">
                <text:p>-2.21491847489972</text:p>
              </table:table-cell>
              <table:table-cell office:value-type="float" office:value="4.45824569457816">
                <text:p>4.45824569457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32775124523598">
                <text:p>-2.32775124523598</text:p>
              </table:table-cell>
              <table:table-cell office:value-type="float" office:value="4.40305697255372">
                <text:p>4.40305697255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44203341032606">
                <text:p>-2.44203341032606</text:p>
              </table:table-cell>
              <table:table-cell office:value-type="float" office:value="4.34584397013209">
                <text:p>4.3458439701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55785614703935">
                <text:p>-2.55785614703935</text:p>
              </table:table-cell>
              <table:table-cell office:value-type="float" office:value="4.28666859557014">
                <text:p>4.286668595570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67531479835624">
                <text:p>-2.67531479835624</text:p>
              </table:table-cell>
              <table:table-cell office:value-type="float" office:value="4.22559488054153">
                <text:p>4.22559488054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79450921678934">
                <text:p>-2.79450921678934</text:p>
              </table:table-cell>
              <table:table-cell office:value-type="float" office:value="4.16268891084979">
                <text:p>4.16268891084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91554413603112">
                <text:p>-2.91554413603112</text:p>
              </table:table-cell>
              <table:table-cell office:value-type="float" office:value="4.09801875491939">
                <text:p>4.09801875491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3852957389473">
                <text:p>-3.03852957389473</text:p>
              </table:table-cell>
              <table:table-cell office:value-type="float" office:value="4.03165439014109">
                <text:p>4.03165439014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16358126997925">
                <text:p>-3.16358126997925</text:p>
              </table:table-cell>
              <table:table-cell office:value-type="float" office:value="3.96366762715181">
                <text:p>3.96366762715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29082116190524">
                <text:p>-3.29082116190524</text:p>
              </table:table-cell>
              <table:table-cell office:value-type="float" office:value="3.89413203213088">
                <text:p>3.894132032130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42037790444077">
                <text:p>-3.42037790444077</text:p>
              </table:table-cell>
              <table:table-cell office:value-type="float" office:value="3.82312284719638">
                <text:p>3.823122847196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55238743637987">
                <text:p>-3.55238743637987</text:p>
              </table:table-cell>
              <table:table-cell office:value-type="float" office:value="3.75071690898809">
                <text:p>3.750716908988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68699360065704">
                <text:p>-3.68699360065704</text:p>
              </table:table-cell>
              <table:table-cell office:value-type="float" office:value="3.6769925655255">
                <text:p>3.6769925655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82434882389415">
                <text:p>-3.82434882389415</text:p>
              </table:table-cell>
              <table:table-cell office:value-type="float" office:value="3.60202959142978">
                <text:p>3.60202959142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96461486239772">
                <text:p>-3.96461486239772</text:p>
              </table:table-cell>
              <table:table-cell office:value-type="float" office:value="3.52590910160262">
                <text:p>3.52590910160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1079636225699">
                <text:p>-4.1079636225699</text:p>
              </table:table-cell>
              <table:table-cell office:value-type="float" office:value="3.44871346345423">
                <text:p>3.44871346345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254578064791">
                <text:p>-4.254578064791</text:p>
              </table:table-cell>
              <table:table-cell office:value-type="float" office:value="3.37052620777644">
                <text:p>3.37052620777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40465320109707">
                <text:p>-4.40465320109707</text:p>
              </table:table-cell>
              <table:table-cell office:value-type="float" office:value="3.29143193835708">
                <text:p>3.291431938357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5583971984472">
                <text:p>-4.5583971984472</text:p>
              </table:table-cell>
              <table:table-cell office:value-type="float" office:value="3.21151624043273">
                <text:p>3.21151624043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7160326010858">
                <text:p>-4.7160326010858</text:p>
              </table:table-cell>
              <table:table-cell office:value-type="float" office:value="3.13086558808019">
                <text:p>3.13086558808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.87779768750275">
                <text:p>-4.87779768750275</text:p>
              </table:table-cell>
              <table:table-cell office:value-type="float" office:value="3.04956725064551">
                <text:p>3.049567250645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04394797982957">
                <text:p>-5.04394797982957</text:p>
              </table:table-cell>
              <table:table-cell office:value-type="float" office:value="2.96770919831282">
                <text:p>2.96770919831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21475792625138">
                <text:p>-5.21475792625138</text:p>
              </table:table-cell>
              <table:table-cell office:value-type="float" office:value="2.88538000691492">
                <text:p>2.88538000691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39052278023834">
                <text:p>-5.39052278023834</text:p>
              </table:table-cell>
              <table:table-cell office:value-type="float" office:value="2.80266876208828">
                <text:p>2.80266876208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57156070420609">
                <text:p>-5.57156070420609</text:p>
              </table:table-cell>
              <table:table-cell office:value-type="float" office:value="2.71966496287641">
                <text:p>2.719664962876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7582151297189">
                <text:p>-5.7582151297189</text:p>
              </table:table-cell>
              <table:table-cell office:value-type="float" office:value="2.63645842488615">
                <text:p>2.636458424886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95085741169853">
                <text:p>-5.95085741169853</text:p>
              </table:table-cell>
              <table:table-cell office:value-type="float" office:value="2.55313918310104">
                <text:p>2.55313918310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14988982047564">
                <text:p>-6.14988982047564</text:p>
              </table:table-cell>
              <table:table-cell office:value-type="float" office:value="2.46979739445753">
                <text:p>2.46979739445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35574892314157">
                <text:p>-6.35574892314157</text:p>
              </table:table-cell>
              <table:table-cell office:value-type="float" office:value="2.38652324028939">
                <text:p>2.386523240289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56890941480347">
                <text:p>-6.56890941480347</text:p>
              </table:table-cell>
              <table:table-cell office:value-type="float" office:value="2.30340682874531">
                <text:p>2.303406828745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78988847136228">
                <text:p>-6.78988847136228</text:p>
              </table:table-cell>
              <table:table-cell office:value-type="float" office:value="2.22053809728612">
                <text:p>2.22053809728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.01925070875477">
                <text:p>-7.01925070875477</text:p>
              </table:table-cell>
              <table:table-cell office:value-type="float" office:value="2.13800671536634">
                <text:p>2.138006715366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.25761384977797">
                <text:p>-7.25761384977797</text:p>
              </table:table-cell>
              <table:table-cell office:value-type="float" office:value="2.05590198740588">
                <text:p>2.05590198740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.50565521934226">
                <text:p>-7.50565521934226</text:p>
              </table:table-cell>
              <table:table-cell office:value-type="float" office:value="1.97431275615692">
                <text:p>1.974312756156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76411921316656">
                <text:p>-7.76411921316656</text:p>
              </table:table-cell>
              <table:table-cell office:value-type="float" office:value="1.89332730657">
                <text:p>1.893327306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03382591467313">
                <text:p>-8.03382591467313</text:p>
              </table:table-cell>
              <table:table-cell office:value-type="float" office:value="1.81303327026402">
                <text:p>1.813033270264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31568107162842">
                <text:p>-8.31568107162842</text:p>
              </table:table-cell>
              <table:table-cell office:value-type="float" office:value="1.73351753070284">
                <text:p>1.73351753070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61068768981454">
                <text:p>-8.61068768981454</text:p>
              </table:table-cell>
              <table:table-cell office:value-type="float" office:value="1.65486612918167">
                <text:p>1.65486612918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.91995955818763">
                <text:p>-8.91995955818763</text:p>
              </table:table-cell>
              <table:table-cell office:value-type="float" office:value="1.57716417172483">
                <text:p>1.577164171724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.24473709185388">
                <text:p>-9.24473709185388</text:p>
              </table:table-cell>
              <table:table-cell office:value-type="float" office:value="1.50049573699526">
                <text:p>1.50049573699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.58640597009314">
                <text:p>-9.58640597009314</text:p>
              </table:table-cell>
              <table:table-cell office:value-type="float" office:value="1.42494378531584">
                <text:p>1.424943785315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.94651916235033">
                <text:p>-9.94651916235033</text:p>
              </table:table-cell>
              <table:table-cell office:value-type="float" office:value="1.35059006890091">
                <text:p>1.35059006890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.3268230833433">
                <text:p>-10.3268230833433</text:p>
              </table:table-cell>
              <table:table-cell office:value-type="float" office:value="1.27751504339493">
                <text:p>1.277515043394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.7292888096983">
                <text:p>-10.7292888096983</text:p>
              </table:table-cell>
              <table:table-cell office:value-type="float" office:value="1.20579778081404">
                <text:p>1.205797780814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1.1561495391649">
                <text:p>-11.1561495391649</text:p>
              </table:table-cell>
              <table:table-cell office:value-type="float" office:value="1.13551588398505">
                <text:p>1.13551588398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1.609945799269">
                <text:p>-11.609945799269</text:p>
              </table:table-cell>
              <table:table-cell office:value-type="float" office:value="1.06674540257402">
                <text:p>1.06674540257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.0935803427915">
                <text:p>-12.0935803427915</text:p>
              </table:table-cell>
              <table:table-cell office:value-type="float" office:value="0.999560750795387">
                <text:p>0.9995607507953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.6103852414983">
                <text:p>-12.6103852414983</text:p>
              </table:table-cell>
              <table:table-cell office:value-type="float" office:value="0.934034626890945">
                <text:p>0.934034626890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.1642044622941">
                <text:p>-13.1642044622941</text:p>
              </table:table-cell>
              <table:table-cell office:value-type="float" office:value="0.870237934465503">
                <text:p>0.870237934465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.759496260905">
                <text:p>-13.759496260905</text:p>
              </table:table-cell>
              <table:table-cell office:value-type="float" office:value="0.808239705764525">
                <text:p>0.808239705764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.4014611732275">
                <text:p>-14.4014611732275</text:p>
              </table:table-cell>
              <table:table-cell office:value-type="float" office:value="0.748107026976648">
                <text:p>0.7481070269766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5.0962033949648">
                <text:p>-15.0962033949648</text:p>
              </table:table-cell>
              <table:table-cell office:value-type="float" office:value="0.689904965641898">
                <text:p>0.689904965641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5.8509361731205">
                <text:p>-15.8509361731205</text:p>
              </table:table-cell>
              <table:table-cell office:value-type="float" office:value="0.633696500244459">
                <text:p>0.6336965002444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6.6742458799939">
                <text:p>-16.6742458799939</text:p>
              </table:table-cell>
              <table:table-cell office:value-type="float" office:value="0.579542452065685">
                <text:p>0.579542452065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.5764353085776">
                <text:p>-17.5764353085776</text:p>
              </table:table-cell>
              <table:table-cell office:value-type="float" office:value="0.527501419371459">
                <text:p>0.5275014193714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5699753762132">
                <text:p>-18.5699753762132</text:p>
              </table:table-cell>
              <table:table-cell office:value-type="float" office:value="0.477629714005028">
                <text:p>0.477629714005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.6701073952968">
                <text:p>-19.6701073952968</text:p>
              </table:table-cell>
              <table:table-cell office:value-type="float" office:value="0.429981300453785">
                <text:p>0.4299813004537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.895657909255">
                <text:p>-20.895657909255</text:p>
              </table:table-cell>
              <table:table-cell office:value-type="float" office:value="0.3846077374562">
                <text:p>0.38460773745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2.2701590911207">
                <text:p>-22.2701590911207</text:p>
              </table:table-cell>
              <table:table-cell office:value-type="float" office:value="0.341558122211802">
                <text:p>0.3415581222118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3.8234173006124">
                <text:p>-23.8234173006124</text:p>
              </table:table-cell>
              <table:table-cell office:value-type="float" office:value="-0.0449031367898359">
                <text:p>-0.04490313678983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